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officeooo:paragraph-rsid="024601fe"/>
    </style:style>
    <style:style style:name="P42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2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4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4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4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5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5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53" style:family="paragraph" style:parent-style-name="Standard">
      <style:paragraph-properties fo:margin-left="0.85in" fo:margin-right="0in" fo:text-indent="-0.25in" style:auto-text-indent="false"/>
      <style:text-properties officeooo:paragraph-rsid="02aa2dc0"/>
    </style:style>
    <style:style style:name="P5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67" style:family="paragraph" style:parent-style-name="Text_20_body">
      <style:text-properties fo:font-style="italic" style:text-underline-style="solid" style:text-underline-width="auto" style:text-underline-color="font-color" fo:font-weight="bold"/>
    </style:style>
    <style:style style:name="P568" style:family="paragraph" style:parent-style-name="Preformatted_20_Text">
      <style:text-properties fo:font-weight="normal" officeooo:rsid="009b96ec" officeooo:paragraph-rsid="00a2efb5" style:font-weight-asian="normal" style:font-weight-complex="normal"/>
    </style:style>
    <style:style style:name="P56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70" style:family="paragraph" style:parent-style-name="Preformatted_20_Text">
      <style:text-properties officeooo:paragraph-rsid="01568c27"/>
    </style:style>
    <style:style style:name="P571" style:family="paragraph" style:parent-style-name="Preformatted_20_Text">
      <style:text-properties officeooo:rsid="01587979" officeooo:paragraph-rsid="01587979"/>
    </style:style>
    <style:style style:name="P57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7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7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7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7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7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7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7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8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8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8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8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58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585"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586"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587"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588"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589"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590"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591"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592"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593"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59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59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59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59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59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59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0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0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0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1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1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1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2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2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2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2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2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33"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3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36" style:family="paragraph" style:parent-style-name="Standard" style:list-style-name="L1">
      <style:text-properties officeooo:paragraph-rsid="00150877"/>
    </style:style>
    <style:style style:name="P637" style:family="paragraph" style:parent-style-name="Standard" style:list-style-name="L1">
      <style:text-properties officeooo:paragraph-rsid="015b2629"/>
    </style:style>
    <style:style style:name="P638" style:family="paragraph" style:parent-style-name="Standard" style:list-style-name="L1">
      <style:text-properties officeooo:rsid="0166086a" officeooo:paragraph-rsid="00150877" fo:background-color="#ffffff"/>
    </style:style>
    <style:style style:name="P639" style:family="paragraph" style:parent-style-name="Standard" style:list-style-name="L1">
      <style:text-properties officeooo:rsid="01672563" officeooo:paragraph-rsid="00911618" fo:background-color="#ffffff"/>
    </style:style>
    <style:style style:name="P640" style:family="paragraph" style:parent-style-name="Standard" style:list-style-name="L1">
      <style:text-properties officeooo:rsid="01672563" officeooo:paragraph-rsid="015b2629" fo:background-color="#ffffff"/>
    </style:style>
    <style:style style:name="P641" style:family="paragraph" style:parent-style-name="Standard" style:list-style-name="L2">
      <style:text-properties officeooo:rsid="01686afd" officeooo:paragraph-rsid="00150877" fo:background-color="#ffffff"/>
    </style:style>
    <style:style style:name="P642" style:family="paragraph" style:parent-style-name="Standard" style:list-style-name="L3">
      <style:text-properties officeooo:rsid="01686afd" officeooo:paragraph-rsid="00150877" fo:background-color="#ffffff"/>
    </style:style>
    <style:style style:name="P643" style:family="paragraph" style:parent-style-name="Standard" style:list-style-name="L4">
      <style:text-properties fo:font-style="italic" officeooo:paragraph-rsid="01e5fe68" style:font-style-asian="italic" style:font-style-complex="italic"/>
    </style:style>
    <style:style style:name="P644" style:family="paragraph" style:parent-style-name="Standard" style:list-style-name="L4">
      <style:text-properties fo:font-style="italic" officeooo:paragraph-rsid="01f985cf" style:font-style-asian="italic" style:font-style-complex="italic"/>
    </style:style>
    <style:style style:name="P645"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46"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47"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48"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49"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50"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51"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52"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653"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2d6b2d" fo:background-color="#ffffff" loext:char-shading-value="0" style:font-size-asian="10.5pt" style:font-weight-asian="bold" style:font-size-complex="12pt" style:font-weight-complex="bold"/>
    </style:style>
    <style:style style:name="T95" style:family="text">
      <style:text-properties fo:font-weight="bold" officeooo:rsid="02429b07" fo:background-color="#ffffff" loext:char-shading-value="0" style:font-size-asian="10.5pt" style:font-weight-asian="bold" style:font-size-complex="12pt" style:font-weight-complex="bold"/>
    </style:style>
    <style:style style:name="T96" style:family="text">
      <style:text-properties officeooo:rsid="00226f1e"/>
    </style:style>
    <style:style style:name="T97" style:family="text">
      <style:text-properties officeooo:rsid="0022d817"/>
    </style:style>
    <style:style style:name="T98" style:family="text">
      <style:text-properties officeooo:rsid="002343bb"/>
    </style:style>
    <style:style style:name="T99" style:family="text">
      <style:text-properties officeooo:rsid="0026fccc"/>
    </style:style>
    <style:style style:name="T100" style:family="text">
      <style:text-properties officeooo:rsid="0029562f"/>
    </style:style>
    <style:style style:name="T101" style:family="text">
      <style:text-properties officeooo:rsid="002e8268"/>
    </style:style>
    <style:style style:name="T102" style:family="text">
      <style:text-properties officeooo:rsid="003035a4"/>
    </style:style>
    <style:style style:name="T103" style:family="text">
      <style:text-properties officeooo:rsid="00350d4c"/>
    </style:style>
    <style:style style:name="T104" style:family="text">
      <style:text-properties officeooo:rsid="0036567b"/>
    </style:style>
    <style:style style:name="T105" style:family="text">
      <style:text-properties officeooo:rsid="00387a00"/>
    </style:style>
    <style:style style:name="T106" style:family="text">
      <style:text-properties officeooo:rsid="003cb3a5"/>
    </style:style>
    <style:style style:name="T107" style:family="text">
      <style:text-properties officeooo:rsid="003e5ed6"/>
    </style:style>
    <style:style style:name="T108" style:family="text">
      <style:text-properties officeooo:rsid="00437cae"/>
    </style:style>
    <style:style style:name="T109" style:family="text">
      <style:text-properties officeooo:rsid="0046f782"/>
    </style:style>
    <style:style style:name="T110" style:family="text">
      <style:text-properties officeooo:rsid="00484c32"/>
    </style:style>
    <style:style style:name="T111" style:family="text">
      <style:text-properties officeooo:rsid="004bb7c0"/>
    </style:style>
    <style:style style:name="T112" style:family="text">
      <style:text-properties officeooo:rsid="004fe489"/>
    </style:style>
    <style:style style:name="T113" style:family="text">
      <style:text-properties officeooo:rsid="0053185d"/>
    </style:style>
    <style:style style:name="T114" style:family="text">
      <style:text-properties officeooo:rsid="005a7aef"/>
    </style:style>
    <style:style style:name="T115" style:family="text">
      <style:text-properties officeooo:rsid="005b80b2"/>
    </style:style>
    <style:style style:name="T116" style:family="text">
      <style:text-properties officeooo:rsid="005e1fd7"/>
    </style:style>
    <style:style style:name="T117" style:family="text">
      <style:text-properties officeooo:rsid="0060b2bf"/>
    </style:style>
    <style:style style:name="T118" style:family="text">
      <style:text-properties officeooo:rsid="0066647c"/>
    </style:style>
    <style:style style:name="T119" style:family="text">
      <style:text-properties officeooo:rsid="00699e36"/>
    </style:style>
    <style:style style:name="T120" style:family="text">
      <style:text-properties officeooo:rsid="007221b9"/>
    </style:style>
    <style:style style:name="T121" style:family="text">
      <style:text-properties officeooo:rsid="0072bad2"/>
    </style:style>
    <style:style style:name="T122" style:family="text">
      <style:text-properties officeooo:rsid="0075a5d6"/>
    </style:style>
    <style:style style:name="T123" style:family="text">
      <style:text-properties officeooo:rsid="007a4369"/>
    </style:style>
    <style:style style:name="T124" style:family="text">
      <style:text-properties officeooo:rsid="007e867f"/>
    </style:style>
    <style:style style:name="T125" style:family="text">
      <style:text-properties officeooo:rsid="00801a5b"/>
    </style:style>
    <style:style style:name="T126" style:family="text">
      <style:text-properties officeooo:rsid="008165cb"/>
    </style:style>
    <style:style style:name="T127" style:family="text">
      <style:text-properties officeooo:rsid="0089429e"/>
    </style:style>
    <style:style style:name="T128" style:family="text">
      <style:text-properties officeooo:rsid="00911618"/>
    </style:style>
    <style:style style:name="T129" style:family="text">
      <style:text-properties officeooo:rsid="009a04c0"/>
    </style:style>
    <style:style style:name="T130" style:family="text">
      <style:text-properties officeooo:rsid="009a0baf"/>
    </style:style>
    <style:style style:name="T131" style:family="text">
      <style:text-properties officeooo:rsid="009b3ae8"/>
    </style:style>
    <style:style style:name="T13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4" style:family="text">
      <style:text-properties officeooo:rsid="00a7dc47"/>
    </style:style>
    <style:style style:name="T135" style:family="text">
      <style:text-properties officeooo:rsid="00ae96f3"/>
    </style:style>
    <style:style style:name="T136" style:family="text">
      <style:text-properties officeooo:rsid="00af761c"/>
    </style:style>
    <style:style style:name="T137" style:family="text">
      <style:text-properties officeooo:rsid="00b2409a"/>
    </style:style>
    <style:style style:name="T138" style:family="text">
      <style:text-properties officeooo:rsid="00b514df"/>
    </style:style>
    <style:style style:name="T139" style:family="text">
      <style:text-properties officeooo:rsid="00bb72cc"/>
    </style:style>
    <style:style style:name="T140" style:family="text">
      <style:text-properties officeooo:rsid="00bd657a"/>
    </style:style>
    <style:style style:name="T141" style:family="text">
      <style:text-properties officeooo:rsid="00c03eb6"/>
    </style:style>
    <style:style style:name="T142" style:family="text">
      <style:text-properties officeooo:rsid="00c3c64b"/>
    </style:style>
    <style:style style:name="T143" style:family="text">
      <style:text-properties officeooo:rsid="00c572b6"/>
    </style:style>
    <style:style style:name="T144" style:family="text">
      <style:text-properties officeooo:rsid="00c76894"/>
    </style:style>
    <style:style style:name="T145" style:family="text">
      <style:text-properties officeooo:rsid="00c81350"/>
    </style:style>
    <style:style style:name="T146" style:family="text">
      <style:text-properties officeooo:rsid="00c8936c"/>
    </style:style>
    <style:style style:name="T147" style:family="text">
      <style:text-properties officeooo:rsid="00cf2e45"/>
    </style:style>
    <style:style style:name="T148" style:family="text">
      <style:text-properties officeooo:rsid="00d6bca3"/>
    </style:style>
    <style:style style:name="T149" style:family="text">
      <style:text-properties officeooo:rsid="00de5579"/>
    </style:style>
    <style:style style:name="T150" style:family="text">
      <style:text-properties officeooo:rsid="00e0e28e"/>
    </style:style>
    <style:style style:name="T151" style:family="text">
      <style:text-properties officeooo:rsid="00e17fd0"/>
    </style:style>
    <style:style style:name="T152" style:family="text">
      <style:text-properties officeooo:rsid="00e546ee"/>
    </style:style>
    <style:style style:name="T153" style:family="text">
      <style:text-properties officeooo:rsid="00eb0911"/>
    </style:style>
    <style:style style:name="T154" style:family="text">
      <style:text-properties officeooo:rsid="00f440af"/>
    </style:style>
    <style:style style:name="T155" style:family="text">
      <style:text-properties officeooo:rsid="00f46d83"/>
    </style:style>
    <style:style style:name="T156" style:family="text">
      <style:text-properties officeooo:rsid="00f79778"/>
    </style:style>
    <style:style style:name="T157" style:family="text">
      <style:text-properties fo:font-style="italic" style:font-style-asian="italic" style:font-style-complex="italic"/>
    </style:style>
    <style:style style:name="T158" style:family="text">
      <style:text-properties fo:font-style="italic" officeooo:rsid="01e11318" style:font-style-asian="italic" style:font-style-complex="italic"/>
    </style:style>
    <style:style style:name="T159" style:family="text">
      <style:text-properties fo:font-style="italic" officeooo:rsid="02a1d2ff" style:font-style-asian="italic" style:font-style-complex="italic"/>
    </style:style>
    <style:style style:name="T160" style:family="text">
      <style:text-properties officeooo:rsid="00ffcd92"/>
    </style:style>
    <style:style style:name="T161" style:family="text">
      <style:text-properties officeooo:rsid="010024cb"/>
    </style:style>
    <style:style style:name="T162" style:family="text">
      <style:text-properties officeooo:rsid="010470a1"/>
    </style:style>
    <style:style style:name="T163" style:family="text">
      <style:text-properties officeooo:rsid="0106f472"/>
    </style:style>
    <style:style style:name="T164" style:family="text">
      <style:text-properties officeooo:rsid="01076c75"/>
    </style:style>
    <style:style style:name="T165" style:family="text">
      <style:text-properties officeooo:rsid="0109607b"/>
    </style:style>
    <style:style style:name="T166" style:family="text">
      <style:text-properties officeooo:rsid="010a1cce"/>
    </style:style>
    <style:style style:name="T167" style:family="text">
      <style:text-properties fo:font-weight="normal" style:font-weight-asian="normal" style:font-weight-complex="normal"/>
    </style:style>
    <style:style style:name="T168" style:family="text">
      <style:text-properties fo:font-weight="normal" officeooo:rsid="00ffcd92" style:font-weight-asian="normal" style:font-weight-complex="normal"/>
    </style:style>
    <style:style style:name="T169" style:family="text">
      <style:text-properties fo:font-weight="normal" officeooo:rsid="010f6de0" style:font-weight-asian="normal" style:font-weight-complex="normal"/>
    </style:style>
    <style:style style:name="T170" style:family="text">
      <style:text-properties fo:font-weight="normal" officeooo:rsid="0116a4fe" style:font-weight-asian="normal" style:font-weight-complex="normal"/>
    </style:style>
    <style:style style:name="T171" style:family="text">
      <style:text-properties fo:font-weight="normal" officeooo:rsid="01186fea" style:font-weight-asian="normal" style:font-weight-complex="normal"/>
    </style:style>
    <style:style style:name="T172" style:family="text">
      <style:text-properties fo:font-weight="normal" officeooo:rsid="0174c03e" style:font-weight-asian="normal" style:font-weight-complex="normal"/>
    </style:style>
    <style:style style:name="T173" style:family="text">
      <style:text-properties fo:font-weight="normal" officeooo:rsid="01818301" style:font-weight-asian="normal" style:font-weight-complex="normal"/>
    </style:style>
    <style:style style:name="T174" style:family="text">
      <style:text-properties fo:font-weight="normal" officeooo:rsid="0188c1e8" style:font-weight-asian="normal" style:font-weight-complex="normal"/>
    </style:style>
    <style:style style:name="T175" style:family="text">
      <style:text-properties fo:font-weight="normal" officeooo:rsid="018dfff0" style:font-weight-asian="normal" style:font-weight-complex="normal"/>
    </style:style>
    <style:style style:name="T176" style:family="text">
      <style:text-properties fo:font-weight="normal" officeooo:rsid="01944e5a" style:font-weight-asian="normal" style:font-weight-complex="normal"/>
    </style:style>
    <style:style style:name="T177" style:family="text">
      <style:text-properties fo:font-weight="normal" officeooo:rsid="01e11318" style:font-weight-asian="normal" style:font-weight-complex="normal"/>
    </style:style>
    <style:style style:name="T178" style:family="text">
      <style:text-properties fo:font-weight="normal" officeooo:rsid="01de671b" style:font-weight-asian="normal" style:font-weight-complex="normal"/>
    </style:style>
    <style:style style:name="T179" style:family="text">
      <style:text-properties fo:font-weight="normal" officeooo:rsid="02073a64" style:font-weight-asian="normal" style:font-weight-complex="normal"/>
    </style:style>
    <style:style style:name="T180" style:family="text">
      <style:text-properties fo:font-weight="normal" officeooo:rsid="02192245" style:font-weight-asian="normal" style:font-weight-complex="normal"/>
    </style:style>
    <style:style style:name="T181" style:family="text">
      <style:text-properties fo:font-weight="normal" officeooo:rsid="021b011b" style:font-weight-asian="normal" style:font-weight-complex="normal"/>
    </style:style>
    <style:style style:name="T182" style:family="text">
      <style:text-properties fo:font-weight="normal" officeooo:rsid="021da73d" style:font-weight-asian="normal" style:font-weight-complex="normal"/>
    </style:style>
    <style:style style:name="T183" style:family="text">
      <style:text-properties fo:font-weight="normal" officeooo:rsid="021f6fc6" style:font-weight-asian="normal" style:font-weight-complex="normal"/>
    </style:style>
    <style:style style:name="T184" style:family="text">
      <style:text-properties fo:font-weight="normal" officeooo:rsid="0220ca86" style:font-weight-asian="normal" style:font-weight-complex="normal"/>
    </style:style>
    <style:style style:name="T185" style:family="text">
      <style:text-properties fo:font-weight="normal" officeooo:rsid="0220fc76" style:font-weight-asian="normal" style:font-weight-complex="normal"/>
    </style:style>
    <style:style style:name="T186" style:family="text">
      <style:text-properties fo:font-weight="normal" officeooo:rsid="02216647" style:font-weight-asian="normal" style:font-weight-complex="normal"/>
    </style:style>
    <style:style style:name="T187" style:family="text">
      <style:text-properties fo:font-weight="normal" officeooo:rsid="0223ba8c" style:font-weight-asian="normal" style:font-weight-complex="normal"/>
    </style:style>
    <style:style style:name="T188" style:family="text">
      <style:text-properties fo:font-weight="normal" officeooo:rsid="0223cc50" style:font-weight-asian="normal" style:font-weight-complex="normal"/>
    </style:style>
    <style:style style:name="T189" style:family="text">
      <style:text-properties fo:font-weight="normal" officeooo:rsid="0226bbd2" style:font-weight-asian="normal" style:font-weight-complex="normal"/>
    </style:style>
    <style:style style:name="T190" style:family="text">
      <style:text-properties fo:font-weight="normal" officeooo:rsid="02899717" style:font-weight-asian="normal" style:font-weight-complex="normal"/>
    </style:style>
    <style:style style:name="T191" style:family="text">
      <style:text-properties fo:font-weight="normal" officeooo:rsid="028e4a94" style:font-weight-asian="normal" style:font-weight-complex="normal"/>
    </style:style>
    <style:style style:name="T192" style:family="text">
      <style:text-properties fo:font-weight="normal" officeooo:rsid="028064a6" style:font-weight-asian="normal" style:font-weight-complex="normal"/>
    </style:style>
    <style:style style:name="T193" style:family="text">
      <style:text-properties fo:font-weight="normal" officeooo:rsid="02429b07" fo:background-color="#ffffff" loext:char-shading-value="0" style:font-size-asian="10.5pt" style:font-weight-asian="normal" style:font-size-complex="12pt" style:font-weight-complex="normal"/>
    </style:style>
    <style:style style:name="T194" style:family="text">
      <style:text-properties officeooo:rsid="01045c30"/>
    </style:style>
    <style:style style:name="T195" style:family="text">
      <style:text-properties officeooo:rsid="010ef993"/>
    </style:style>
    <style:style style:name="T196" style:family="text">
      <style:text-properties officeooo:rsid="010f6de0"/>
    </style:style>
    <style:style style:name="T197" style:family="text">
      <style:text-properties officeooo:rsid="01197ab1"/>
    </style:style>
    <style:style style:name="T198" style:family="text">
      <style:text-properties officeooo:rsid="011aafbf"/>
    </style:style>
    <style:style style:name="T199" style:family="text">
      <style:text-properties officeooo:rsid="011e993d"/>
    </style:style>
    <style:style style:name="T200" style:family="text">
      <style:text-properties officeooo:rsid="0124723d"/>
    </style:style>
    <style:style style:name="T201" style:family="text">
      <style:text-properties officeooo:rsid="0125d115"/>
    </style:style>
    <style:style style:name="T202" style:family="text">
      <style:text-properties officeooo:rsid="012616db"/>
    </style:style>
    <style:style style:name="T203" style:family="text">
      <style:text-properties officeooo:rsid="0127d0f6"/>
    </style:style>
    <style:style style:name="T204" style:family="text">
      <style:text-properties officeooo:rsid="012b564a"/>
    </style:style>
    <style:style style:name="T205" style:family="text">
      <style:text-properties officeooo:rsid="012ca9dd"/>
    </style:style>
    <style:style style:name="T206" style:family="text">
      <style:text-properties officeooo:rsid="012e7b61"/>
    </style:style>
    <style:style style:name="T207" style:family="text">
      <style:text-properties officeooo:rsid="0135b025"/>
    </style:style>
    <style:style style:name="T208" style:family="text">
      <style:text-properties officeooo:rsid="0139e9c4"/>
    </style:style>
    <style:style style:name="T209" style:family="text">
      <style:text-properties officeooo:rsid="013dadf0"/>
    </style:style>
    <style:style style:name="T210" style:family="text">
      <style:text-properties officeooo:rsid="0140a9eb"/>
    </style:style>
    <style:style style:name="T211" style:family="text">
      <style:text-properties officeooo:rsid="01487ac1"/>
    </style:style>
    <style:style style:name="T212" style:family="text">
      <style:text-properties officeooo:rsid="0155f5d2"/>
    </style:style>
    <style:style style:name="T213" style:family="text">
      <style:text-properties officeooo:rsid="015ea9eb"/>
    </style:style>
    <style:style style:name="T214" style:family="text">
      <style:text-properties officeooo:rsid="016000e3"/>
    </style:style>
    <style:style style:name="T215" style:family="text">
      <style:text-properties officeooo:rsid="0164629c"/>
    </style:style>
    <style:style style:name="T216" style:family="text">
      <style:text-properties officeooo:rsid="01674ef3"/>
    </style:style>
    <style:style style:name="T217" style:family="text">
      <style:text-properties officeooo:rsid="016b17c3"/>
    </style:style>
    <style:style style:name="T218" style:family="text">
      <style:text-properties officeooo:rsid="016f00e9"/>
    </style:style>
    <style:style style:name="T219" style:family="text">
      <style:text-properties officeooo:rsid="016f3759"/>
    </style:style>
    <style:style style:name="T220" style:family="text">
      <style:text-properties officeooo:rsid="0172d62a"/>
    </style:style>
    <style:style style:name="T221" style:family="text">
      <style:text-properties fo:color="#800000" style:font-name="Ubuntu Mono" fo:font-size="10.3999996185303pt"/>
    </style:style>
    <style:style style:name="T222" style:family="text">
      <style:text-properties fo:color="#800000" style:font-name="Ubuntu Mono" fo:font-size="10.3999996185303pt" fo:font-weight="normal" style:font-weight-asian="normal" style:font-weight-complex="normal"/>
    </style:style>
    <style:style style:name="T223" style:family="text">
      <style:text-properties officeooo:rsid="0195b04b"/>
    </style:style>
    <style:style style:name="T224" style:family="text">
      <style:text-properties officeooo:rsid="018febf9"/>
    </style:style>
    <style:style style:name="T225" style:family="text">
      <style:text-properties officeooo:rsid="019890b4"/>
    </style:style>
    <style:style style:name="T226" style:family="text">
      <style:text-properties officeooo:rsid="019b8db2"/>
    </style:style>
    <style:style style:name="T227" style:family="text">
      <style:text-properties officeooo:rsid="01a0e420"/>
    </style:style>
    <style:style style:name="T228" style:family="text">
      <style:text-properties officeooo:rsid="01a3c931"/>
    </style:style>
    <style:style style:name="T229" style:family="text">
      <style:text-properties officeooo:rsid="01a58d37"/>
    </style:style>
    <style:style style:name="T230" style:family="text">
      <style:text-properties officeooo:rsid="01ac4515"/>
    </style:style>
    <style:style style:name="T231" style:family="text">
      <style:text-properties officeooo:rsid="01ac9195"/>
    </style:style>
    <style:style style:name="T232" style:family="text">
      <style:text-properties officeooo:rsid="01afcc91"/>
    </style:style>
    <style:style style:name="T233" style:family="text">
      <style:text-properties officeooo:rsid="01b13734"/>
    </style:style>
    <style:style style:name="T234" style:family="text">
      <style:text-properties officeooo:rsid="01b49fbd"/>
    </style:style>
    <style:style style:name="T235" style:family="text">
      <style:text-properties officeooo:rsid="01b861a2"/>
    </style:style>
    <style:style style:name="T236" style:family="text">
      <style:text-properties officeooo:rsid="01bc8a33"/>
    </style:style>
    <style:style style:name="T237" style:family="text">
      <style:text-properties officeooo:rsid="01c04a89"/>
    </style:style>
    <style:style style:name="T238" style:family="text">
      <style:text-properties officeooo:rsid="01c0c2ab"/>
    </style:style>
    <style:style style:name="T239" style:family="text">
      <style:text-properties officeooo:rsid="01c279a1"/>
    </style:style>
    <style:style style:name="T240" style:family="text">
      <style:text-properties officeooo:rsid="01b645b0"/>
    </style:style>
    <style:style style:name="T241" style:family="text">
      <style:text-properties officeooo:rsid="01c6e93e"/>
    </style:style>
    <style:style style:name="T242" style:family="text">
      <style:text-properties officeooo:rsid="01c9601f"/>
    </style:style>
    <style:style style:name="T243" style:family="text">
      <style:text-properties officeooo:rsid="01d9559f"/>
    </style:style>
    <style:style style:name="T244" style:family="text">
      <style:text-properties officeooo:rsid="01e5bcf9"/>
    </style:style>
    <style:style style:name="T245" style:family="text">
      <style:text-properties officeooo:rsid="01e77c8d"/>
    </style:style>
    <style:style style:name="T246" style:family="text">
      <style:text-properties officeooo:rsid="01e9f1db"/>
    </style:style>
    <style:style style:name="T247" style:family="text">
      <style:text-properties officeooo:rsid="01ebbcf4"/>
    </style:style>
    <style:style style:name="T248" style:family="text">
      <style:text-properties officeooo:rsid="01f3917f"/>
    </style:style>
    <style:style style:name="T249" style:family="text">
      <style:text-properties officeooo:rsid="01f6d3ca"/>
    </style:style>
    <style:style style:name="T250" style:family="text">
      <style:text-properties officeooo:rsid="01faadd4"/>
    </style:style>
    <style:style style:name="T251" style:family="text">
      <style:text-properties officeooo:rsid="01fb8183"/>
    </style:style>
    <style:style style:name="T252" style:family="text">
      <style:text-properties officeooo:rsid="01fe1cf0"/>
    </style:style>
    <style:style style:name="T253" style:family="text">
      <style:text-properties officeooo:rsid="01ff8cd5"/>
    </style:style>
    <style:style style:name="T254" style:family="text">
      <style:text-properties officeooo:rsid="01f604d1" style:font-size-asian="10.5pt"/>
    </style:style>
    <style:style style:name="T255" style:family="text">
      <style:text-properties officeooo:rsid="02014ced" style:font-size-asian="10.5pt"/>
    </style:style>
    <style:style style:name="T256" style:family="text">
      <style:text-properties officeooo:rsid="02014ced"/>
    </style:style>
    <style:style style:name="T257" style:family="text">
      <style:text-properties style:font-size-asian="12pt"/>
    </style:style>
    <style:style style:name="T258" style:family="text">
      <style:text-properties officeooo:rsid="016f8962" style:font-size-asian="12pt"/>
    </style:style>
    <style:style style:name="T259" style:family="text">
      <style:text-properties officeooo:rsid="01ff8cd5" style:font-size-asian="12pt"/>
    </style:style>
    <style:style style:name="T260" style:family="text">
      <style:text-properties officeooo:rsid="02124c12" style:font-size-asian="12pt"/>
    </style:style>
    <style:style style:name="T261" style:family="text">
      <style:text-properties officeooo:rsid="020329a2"/>
    </style:style>
    <style:style style:name="T262" style:family="text">
      <style:text-properties officeooo:rsid="02073a64"/>
    </style:style>
    <style:style style:name="T263" style:family="text">
      <style:text-properties officeooo:rsid="02124c12"/>
    </style:style>
    <style:style style:name="T264" style:family="text">
      <style:text-properties officeooo:rsid="0177a011"/>
    </style:style>
    <style:style style:name="T265" style:family="text">
      <style:text-properties officeooo:rsid="01186fea"/>
    </style:style>
    <style:style style:name="T266" style:family="text">
      <style:text-properties officeooo:rsid="0216e0a3"/>
    </style:style>
    <style:style style:name="T267" style:family="text">
      <style:text-properties officeooo:rsid="02181966"/>
    </style:style>
    <style:style style:name="T268" style:family="text">
      <style:text-properties officeooo:rsid="02216647"/>
    </style:style>
    <style:style style:name="T269" style:family="text">
      <style:text-properties officeooo:rsid="02289604"/>
    </style:style>
    <style:style style:name="T270" style:family="text">
      <style:text-properties officeooo:rsid="022959d7"/>
    </style:style>
    <style:style style:name="T271" style:family="text">
      <style:text-properties officeooo:rsid="022a4aa7"/>
    </style:style>
    <style:style style:name="T272" style:family="text">
      <style:text-properties style:text-position="super 58%" officeooo:rsid="022959d7"/>
    </style:style>
    <style:style style:name="T273" style:family="text">
      <style:text-properties officeooo:rsid="022c3706"/>
    </style:style>
    <style:style style:name="T274" style:family="text">
      <style:text-properties officeooo:rsid="022f230e"/>
    </style:style>
    <style:style style:name="T275" style:family="text">
      <style:text-properties officeooo:rsid="0232738e"/>
    </style:style>
    <style:style style:name="T276" style:family="text">
      <style:text-properties officeooo:rsid="02338d2e"/>
    </style:style>
    <style:style style:name="T277" style:family="text">
      <style:text-properties officeooo:rsid="02354fc3"/>
    </style:style>
    <style:style style:name="T278" style:family="text">
      <style:text-properties officeooo:rsid="02381bb9"/>
    </style:style>
    <style:style style:name="T279" style:family="text">
      <style:text-properties officeooo:rsid="02399c4c"/>
    </style:style>
    <style:style style:name="T280" style:family="text">
      <style:text-properties officeooo:rsid="023a9904"/>
    </style:style>
    <style:style style:name="T281" style:family="text">
      <style:text-properties officeooo:rsid="023cbc51"/>
    </style:style>
    <style:style style:name="T282" style:family="text">
      <style:text-properties officeooo:rsid="023d697b"/>
    </style:style>
    <style:style style:name="T283" style:family="text">
      <style:text-properties officeooo:rsid="024065cc"/>
    </style:style>
    <style:style style:name="T284" style:family="text">
      <style:text-properties fo:color="#f99157" style:font-name="Ubuntu Mono" fo:font-size="10.3999996185303pt" fo:font-weight="bold" style:font-weight-asian="bold" style:font-weight-complex="bold"/>
    </style:style>
    <style:style style:name="T285" style:family="text">
      <style:text-properties fo:color="#f99157" style:font-name="Ubuntu Mono" fo:font-size="10.3999996185303pt" fo:font-weight="bold" officeooo:rsid="02429b07" style:font-weight-asian="bold" style:font-weight-complex="bold"/>
    </style:style>
    <style:style style:name="T286" style:family="text">
      <style:text-properties fo:color="#f99157" style:font-name="Ubuntu Mono" fo:font-size="10.3999996185303pt" fo:font-weight="bold" officeooo:rsid="024345cb" style:font-weight-asian="bold" style:font-weight-complex="bold"/>
    </style:style>
    <style:style style:name="T287" style:family="text">
      <style:text-properties fo:color="#f99157" style:font-name="Ubuntu Mono" fo:font-size="10.3999996185303pt" fo:font-weight="bold" officeooo:rsid="0244111c" style:font-weight-asian="bold" style:font-weight-complex="bold"/>
    </style:style>
    <style:style style:name="T288" style:family="text">
      <style:text-properties fo:color="#f99157" style:font-name="Ubuntu Mono" fo:font-size="10.3999996185303pt" fo:font-weight="bold" officeooo:rsid="024601fe" style:font-weight-asian="bold" style:font-weight-complex="bold"/>
    </style:style>
    <style:style style:name="T289" style:family="text">
      <style:text-properties fo:color="#f99157" fo:font-weight="bold" officeooo:rsid="022d6b2d" fo:background-color="#ffffff" loext:char-shading-value="0" style:font-size-asian="10.5pt" style:font-weight-asian="bold" style:font-size-complex="12pt" style:font-weight-complex="bold"/>
    </style:style>
    <style:style style:name="T290" style:family="text">
      <style:text-properties fo:color="#f99157" fo:font-weight="bold" officeooo:rsid="024601fe" fo:background-color="#ffffff" loext:char-shading-value="0" style:font-size-asian="10.5pt" style:font-weight-asian="bold" style:font-size-complex="12pt" style:font-weight-complex="bold"/>
    </style:style>
    <style:style style:name="T291" style:family="text">
      <style:text-properties fo:color="#000000" fo:font-weight="bold" officeooo:rsid="022d6b2d" fo:background-color="#ffffff" loext:char-shading-value="0" style:font-size-asian="10.5pt" style:font-weight-asian="bold" style:font-size-complex="12pt" style:font-weight-complex="bold"/>
    </style:style>
    <style:style style:name="T2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5" style:family="text">
      <style:text-properties officeooo:rsid="025c04bd"/>
    </style:style>
    <style:style style:name="T296" style:family="text">
      <style:text-properties officeooo:rsid="025c9a0a"/>
    </style:style>
    <style:style style:name="T297" style:family="text">
      <style:text-properties officeooo:rsid="025e2d4f"/>
    </style:style>
    <style:style style:name="T298" style:family="text">
      <style:text-properties officeooo:rsid="025f618b"/>
    </style:style>
    <style:style style:name="T299" style:family="text">
      <style:text-properties officeooo:rsid="0260e88a"/>
    </style:style>
    <style:style style:name="T300" style:family="text">
      <style:text-properties officeooo:rsid="0262d606"/>
    </style:style>
    <style:style style:name="T301" style:family="text">
      <style:text-properties officeooo:rsid="026697d0"/>
    </style:style>
    <style:style style:name="T302" style:family="text">
      <style:text-properties officeooo:rsid="026cae1c"/>
    </style:style>
    <style:style style:name="T303" style:family="text">
      <style:text-properties officeooo:rsid="026ed9b3"/>
    </style:style>
    <style:style style:name="T304" style:family="text">
      <style:text-properties officeooo:rsid="027783b7"/>
    </style:style>
    <style:style style:name="T305" style:family="text">
      <style:text-properties officeooo:rsid="0277a781"/>
    </style:style>
    <style:style style:name="T306" style:family="text">
      <style:text-properties officeooo:rsid="0278d0db"/>
    </style:style>
    <style:style style:name="T307" style:family="text">
      <style:text-properties officeooo:rsid="028064a6"/>
    </style:style>
    <style:style style:name="T308" style:family="text">
      <style:text-properties officeooo:rsid="0282a36b"/>
    </style:style>
    <style:style style:name="T309" style:family="text">
      <style:text-properties officeooo:rsid="02867117"/>
    </style:style>
    <style:style style:name="T310" style:family="text">
      <style:text-properties officeooo:rsid="02899717"/>
    </style:style>
    <style:style style:name="T311" style:family="text">
      <style:text-properties officeooo:rsid="028e4a94"/>
    </style:style>
    <style:style style:name="T312" style:family="text">
      <style:text-properties officeooo:rsid="029b4ed7"/>
    </style:style>
    <style:style style:name="T313" style:family="text">
      <style:text-properties officeooo:rsid="029cd238"/>
    </style:style>
    <style:style style:name="T314" style:family="text">
      <style:text-properties officeooo:rsid="029d87d7"/>
    </style:style>
    <style:style style:name="T315" style:family="text">
      <style:text-properties officeooo:rsid="02a0eae6"/>
    </style:style>
    <style:style style:name="T316" style:family="text">
      <style:text-properties officeooo:rsid="02a1d2ff"/>
    </style:style>
    <style:style style:name="T317" style:family="text">
      <style:text-properties officeooo:rsid="02a53af0"/>
    </style:style>
    <style:style style:name="T31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19" style:family="text">
      <style:text-properties fo:font-size="12pt" style:font-size-asian="12pt" style:font-size-complex="12pt"/>
    </style:style>
    <style:style style:name="T320" style:family="text">
      <style:text-properties fo:font-size="12pt" officeooo:rsid="027fb1d2" style:font-size-asian="10.5pt" style:font-size-complex="12pt"/>
    </style:style>
    <style:style style:name="T321" style:family="text">
      <style:text-properties fo:font-size="12pt" officeooo:rsid="02a71e18" style:font-size-asian="10.5pt" style:font-size-complex="12pt"/>
    </style:style>
    <style:style style:name="T322" style:family="text">
      <style:text-properties officeooo:rsid="02a58a47"/>
    </style:style>
    <style:style style:name="T323" style:family="text">
      <style:text-properties officeooo:rsid="02a71e18"/>
    </style:style>
    <style:style style:name="T324" style:family="text">
      <style:text-properties officeooo:rsid="02649100"/>
    </style:style>
    <style:style style:name="T325" style:family="text">
      <style:text-properties officeooo:rsid="02a726ff"/>
    </style:style>
    <style:style style:name="T326" style:family="text">
      <style:text-properties fo:font-size="14pt" style:font-size-asian="14pt" style:font-size-complex="14pt"/>
    </style:style>
    <style:style style:name="T327" style:family="text">
      <style:text-properties fo:font-size="14pt" officeooo:rsid="02a58a47" style:font-size-asian="14pt" style:font-size-complex="14pt"/>
    </style:style>
    <style:style style:name="T328" style:family="text">
      <style:text-properties fo:font-size="14pt" officeooo:rsid="02a726ff" style:font-size-asian="14pt" style:font-size-complex="14pt"/>
    </style:style>
    <style:style style:name="T329" style:family="text">
      <style:text-properties fo:font-size="14pt" officeooo:rsid="02a810dc" style:font-size-asian="14pt" style:font-size-complex="14pt"/>
    </style:style>
    <style:style style:name="T330" style:family="text">
      <style:text-properties officeooo:rsid="0282bf6e"/>
    </style:style>
    <style:style style:name="T331" style:family="text">
      <style:text-properties officeooo:rsid="02a8f638"/>
    </style:style>
    <style:style style:name="T332" style:family="text">
      <style:text-properties officeooo:rsid="02aa29c0"/>
    </style:style>
    <style:style style:name="T333" style:family="text">
      <style:text-properties officeooo:rsid="02aa2dc0"/>
    </style:style>
    <style:style style:name="T334" style:family="text">
      <style:text-properties officeooo:rsid="02ad8dd0"/>
    </style:style>
    <style:style style:name="T335" style:family="text">
      <style:text-properties officeooo:rsid="02aeef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99">and report</text:span>:</text:p>
      <text:p text:style-name="P44"/>
      <text:list xml:id="list5250815030859776114" text:style-name="L1">
        <text:list-item>
          <text:p text:style-name="P636"><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36"><text:span text:style-name="T18">Change the name of</text:span><text:span text:style-name="T19"> the .Rnw </text:span><text:span text:style-name="T18">file and open it.</text:span></text:p>
        </text:list-item>
        <text:list-item>
          <text:p text:style-name="P638">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39">Put WGTS.<text:span text:style-name="T107">Rdata SS.Rdata</text:span> <text:span text:style-name="T128"><text:s/></text:span>and recruitment <text:span text:style-name="T128">(Only WGTS and Output from February 6)</text:span>, <text:span text:style-name="T109">and params.in and optfile</text:span> in the github repository: Copy locally to a new folder in /home/marga/GADGET/Realgadgetgit/gadgetanchovy called Anchovybenchmark(number).</text:p>
        </text:list-item>
      </text:list>
      <text:p text:style-name="P428">In the console locally: cd <text:span text:style-name="T22">GADGET/Realgadgetgit/gadgetanchovy </text:span></text:p>
      <text:p text:style-name="P554"><text:s/><text:tab/>git add Anchovyb*</text:p>
      <text:p text:style-name="P558"><text:span text:style-name="T23">git </text:span>commit -m "Files for benchmark analysis ...”</text:p>
      <text:p text:style-name="P428">git push [mmrinconh Nugr]</text:p>
      <text:p text:style-name="P428"/>
      <text:list xml:id="list153851900003810" text:continue-numbering="true" text:style-name="L1">
        <text:list-item>
          <text:p text:style-name="P649">Change benchmark(number) appropiately in github calls in the .Rnw file (two lines, one for WGTS, <text:s/>other for Recruitment,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51">Compilar en Rstudio</text:p>
        </text:list-item>
        <text:list-item>
          <text:p text:style-name="P651">Abrir el .tex y compilar con PDFlatex...it gives you the chance to change a dash in González – Quirós bibliography entry in .bbl file, save it and compile again.</text:p>
        </text:list-item>
      </text:list>
      <text:p text:style-name="P573"/>
      <text:p text:style-name="P575">Muchos de estos pasos se han automatizado en un fichero que se llama report_generation.r en TEXdocuments/benchmark</text:p>
      <text:p text:style-name="P576">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62"/>
      <text:p text:style-name="P46">OJO, Revisar lengthweight relation ship file!</text:p>
      <text:list xml:id="list2399796010586265765" text:style-name="L2">
        <text:list-header>
          <text:p text:style-name="P641"/>
        </text:list-header>
      </text:list>
      <text:list xml:id="list450701060793289908" text:style-name="L3">
        <text:list-header>
          <text:p text:style-name="P642"/>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6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1">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7">parece que por la versión de sql</text:span></text:p>
      <text:p text:style-name="P81"/>
      <text:p text:style-name="P140">setupanchovy en /home/marga/Back up de MIPC/Documentos/TEXdocuments/Benchmark/setupanchovy_Prueba_1988_2015_completo_fleet_number_4.r <text:span text:style-name="T120">usado para el allnumbers 4</text:span></text:p>
      <text:p text:style-name="P81"/>
      <text:p text:style-name="P82">Anchovy2017_benchmark_allnumbers_1: Incluye <text:span text:style-name="T55">ALKcatches.ldist (Taleda bruto)</text:span></text:p>
      <text:p text:style-name="P80">arsa.ldist <text:span text:style-name="T98">(con agregación de 1cm)</text:span></text:p>
      <text:p text:style-name="P80">ARSA_biom</text:p>
      <text:p text:style-name="P80">bocadeva_biom</text:p>
      <text:p text:style-name="P75">fleet.allptsp <text:s/><text:span text:style-name="T97">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0">2</text:span>: <text:span text:style-name="T10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1">3</text:span>: <text:span text:style-name="T101">Igual a allnumbers2 pero sin el grouping de las surveys</text:span></text:p>
      <text:p text:style-name="P93">Submitted batch job 714227</text:p>
      <text:p text:style-name="P93"/>
      <text:p text:style-name="P85">Anchovy2017_benchmark_allnumbers_<text:span text:style-name="T102">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3">lo he mandado a dos nodos</text:span></text:p>
      <text:p text:style-name="P95"/>
      <text:p text:style-name="P86">Anchovy2017_benchmark_allnumbers_<text:span text:style-name="T103">5: Igual al 4 pero he metido manualmente el valor de biomasa para </text:span><text:span text:style-name="T64">2013 survey pelago</text:span><text:span text:style-name="T103">, lo voy a mandar a un nodo, que a lo mejor entra más rápido</text:span></text:p>
      <text:p text:style-name="P96">Submitted batch job 721353</text:p>
      <text:p text:style-name="P96"/>
      <text:p text:style-name="P87">Anchovy201<text:span text:style-name="T105">8</text:span>_benchmark_allnumbers_<text:span text:style-name="T104">6: Igual al 5</text:span></text:p>
      <text:p text:style-name="P87"><text:span text:style-name="T104">anchalpha88<text:tab/>1<text:tab/></text:span><text:span text:style-name="T58">0.1</text:span><text:span text:style-name="T104"><text:tab/>1.1<text:tab/>1 </text:span></text:p>
      <text:p text:style-name="P87"><text:span text:style-name="T104">anchalpha01<text:tab/>1<text:tab/></text:span><text:span text:style-name="T58">0.1</text:span><text:span text:style-name="T10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4">constantecorec<text:tab/>random<text:tab/>0.2<text:tab/></text:span><text:span text:style-name="T58">3</text:span><text:span text:style-name="T104"><text:tab/>1 </text:span></text:p>
      <text:p text:style-name="P100">l50ecorec<text:tab/><text:tab/>10<text:tab/>2<text:tab/>20<text:tab/>1 </text:p>
      <text:p text:style-name="P100">constantarsa<text:tab/>random<text:tab/>0.01<text:tab/>1.5<text:tab/>1 </text:p>
      <text:p text:style-name="P87"><text:span text:style-name="T104">l50arsa<text:tab/><text:tab/>random<text:tab/>2<text:tab/></text:span><text:span text:style-name="T58">30</text:span><text:span text:style-name="T104"><text:tab/>1</text:span></text:p>
      <text:p text:style-name="P100">init1<text:tab/>1<text:tab/>1e-06<text:tab/>3<text:tab/>1<text:tab/> </text:p>
      <text:p text:style-name="P87"><text:s/><text:span text:style-name="T105">Y con gadget retro.</text:span></text:p>
      <text:p text:style-name="P98">Submitted batch job 732017</text:p>
      <text:p text:style-name="P87"/>
      <text:p text:style-name="P88">Anchovy201<text:span text:style-name="T105">8</text:span>_benchmark_allnumbers_<text:span text:style-name="T10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19">a</text:span> pero como del 14 al 19 son iguales, esto lo corro para verificar!<text:span text:style-name="T118">Fatal</text:span></text:p>
      <text:p text:style-name="P129"/>
      <text:p text:style-name="P217">Submitted batch job 836385, 7b=7a pero con fgadget.fit(wgts = "WGTS")</text:p>
      <text:p text:style-name="P129"/>
      <text:p text:style-name="P129"/>
      <text:p text:style-name="P129"/>
      <text:p text:style-name="P130">Otra verificación <text:span text:style-name="T97">Anchovy2018_benchmark_allnumbers_</text:span>200</text:p>
      <text:p text:style-name="P130"><text:span text:style-name="T9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5">8</text:span>_benchmark_allnumbers_<text:span text:style-name="T106">8: Igual al 7 pero sin grouping para las surveys</text:span></text:p>
      <text:p text:style-name="P102">Submitted batch job 758207 </text:p>
      <text:p text:style-name="P102"/>
      <text:p text:style-name="P103"><text:span text:style-name="T97">Anchovy2018_benchmark_allnumbers_9: Igual al 8, cambio en el runner: fit&lt;-gadget.fit(wgts = "WGTS",params.file = 'params.in') y con las mortalidades naturales que propone Andrés </text:span>M0=1.5, M1=1 &amp; M2+=1.5 <text:span text:style-name="T108">Submitted batch job 762911 <text:s/></text:span><text:span text:style-name="T61">con estas mortalidades va fatal el fitting</text:span></text:p>
      <text:p text:style-name="P103"/>
      <text:p text:style-name="P104">Con el grouping va mucho mejor</text:p>
      <text:p text:style-name="P104"><text:span text:style-name="T97">Anchovy2018_benchmark_allnumbers_</text:span>10<text:span text:style-name="T97">: Igual al </text:span>9 con grouping</text:p>
      <text:p text:style-name="P104">Submitted batch job 763011</text:p>
      <text:p text:style-name="P111">Con el retro <text:span text:style-name="T11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7">Anchovy2018_benchmark_allnumbers_</text:span>1<text:span text:style-name="T111">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1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7">Anchovy2018_benchmark_allnumbers_</text:span>1<text:span text:style-name="T114">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7">Anchovy2018_benchmark_allnumbers_</text:span>1<text:span text:style-name="T114">3: Igual al 7 pero con</text:span></text:p>
      <text:p text:style-name="P107">fittype              fixedloglinearfit  <text:line-break/>slope                <text:span text:style-name="T115">1</text:span><text:line-break/>intercept            <text:span text:style-name="T115">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7">Anchovy2018_benchmark_allnumbers_</text:span>1<text:span text:style-name="T11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6"><text:s/>Anchovy2018_benchmark_allnumbers_</text:span>1<text:span text:style-name="T116">5: Igual al 7 pero sin ecocadiz</text:span></text:p>
      <text:p text:style-name="P133">Submitted batch job 809216</text:p>
      <text:p text:style-name="P131">Submitted batch job 796061</text:p>
      <text:p text:style-name="P136">Submitted batch job 816644</text:p>
      <text:p text:style-name="P108"><text:span text:style-name="T116">Anchovy2018_benchmark_allnumbers_</text:span>1<text:span text:style-name="T117">6: Igual al 7 pero sin ecocadizrec</text:span></text:p>
      <text:p text:style-name="P131">Submitted batch job 796062</text:p>
      <text:p text:style-name="P134">Submitted batch job 809359</text:p>
      <text:p text:style-name="P137">Submitted batch job 816645</text:p>
      <text:p text:style-name="P108"><text:span text:style-name="T116">Anchovy2018_benchmark_allnumbers_</text:span>1<text:span text:style-name="T117">7: Igual al 7 pero sin sar</text:span></text:p>
      <text:p text:style-name="P131">Submitted batch job 796063</text:p>
      <text:p text:style-name="P134">Submitted batch job 809373</text:p>
      <text:p text:style-name="P137">Submitted batch job 816646</text:p>
      <text:p text:style-name="P108"><text:span text:style-name="T116">Anchovy2018_benchmark_allnumbers_</text:span>1<text:span text:style-name="T117">8: Igual al 7 pero sin bocadeva</text:span></text:p>
      <text:p text:style-name="P131">Submitted batch job 796064</text:p>
      <text:p text:style-name="P134">Submitted batch job 809376</text:p>
      <text:p text:style-name="P137">Submitted batch job 816647</text:p>
      <text:p text:style-name="P109"><text:span text:style-name="T116">Anchovy2018_benchmark_allnumbers_</text:span>1<text:span text:style-name="T11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2">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3">8</text:span>_benchmark_allnumbers_3<text:span text:style-name="T123">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4">Estaban fijos los parámetros del reclutamiento del segundo quarter y lo he arreglado</text:span></text:p>
      <text:p text:style-name="P227">nodo compute</text:p>
      <text:p text:style-name="P227"/>
      <text:p text:style-name="P227">34: Estaba el reclutamiento del 2 entrando en la edad 1, <text:span text:style-name="T125">arreglado</text:span></text:p>
      <text:p text:style-name="P229">35: Igual al 34 cambiando el timing de las surveys que venía mal desde el setup y cambiando el límite inferior de b<text:span text:style-name="T131">[csmdpmrh@fs6802 Anchovy2018_benchmark_allnumbers_55]$ sbatch --time=8:00:00 -p shared --qos=shared trabajo.sh</text:span></text:p>
      <text:p text:style-name="P229"><text:span text:style-name="T131">Submitted batch job 964841</text:span>beta <text:span text:style-name="T126">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7">No voy a corregir</text:span> individuos de edad 0 en quarter 2 para capturas de los años 1992, 2000 y <text:soft-page-break/>2013, <text:span text:style-name="T127">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0">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29">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68"><text:span text:style-name="Source_20_Text"><text:span text:style-name="T133">## <text:s text:c="5"/>age <text:s text:c="3"/>m.gis1 <text:s text:c="2"/>m.gis2 <text:s text:c="2"/>m.gis3 <text:s text:c="2"/>m.gis4</text:span></text:span></text:p>
      <text:p text:style-name="P572"><text:span text:style-name="Source_20_Text"><text:span text:style-name="T132">## [1,] <text:s text:c="2"/>0 <text:s text:c="7"/>NA 2.722670 2.892500 2.420441</text:span></text:span></text:p>
      <text:p text:style-name="P572"><text:span text:style-name="Source_20_Text"><text:span text:style-name="T132">## [2,] <text:s text:c="2"/>1 2.1489236 1.595922 2.213295 2.005761</text:span></text:span></text:p>
      <text:p text:style-name="P572"><text:span text:style-name="Source_20_Text"><text:span text:style-name="T132">## [3,] <text:s text:c="2"/>2 1.2522716 1.334262 1.392797 1.488761</text:span></text:span></text:p>
      <text:p text:style-name="P572"><text:span text:style-name="Source_20_Text"><text:span text:style-name="T132">##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4">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6">2.21</text:span> M1=1.3 and the others and scale for age 0 <text:span text:style-name="T135">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7">20% cap is good request NO ADVISE</text:span></text:p>
      <text:p text:style-name="P264"/>
      <text:p text:style-name="P264"/>
      <text:p text:style-name="P265">Runs with different M's and check the likelihood score <text:span text:style-name="T140">ver el GADGETbackup en el cesga para la generación de archivos: Guardado en el run 61, mínimo en M1,2,3=2.3</text:span></text:p>
      <text:p text:style-name="P265">Calculate B_lim and B_pa cathegory 5 <text:span text:style-name="T139">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3">Blim=</text:span> Bloss <text:span text:style-name="T143">multiplied by 1.4 is Bpa=Bescapement</text:span></text:p>
      <text:p text:style-name="P268">Report with the M history and removal of Bocadeva</text:p>
      <text:p text:style-name="P269">Cathegory 2 reference points calculated according to cathegory 5, <text:span text:style-name="T141">escapement strategy, retro is within the uncertainty.</text:span></text:p>
      <text:p text:style-name="P270">Change the time of the assessment (Make a draft)</text:p>
      <text:p text:style-name="P271">F no tiene sentido en short lived species, <text:span text:style-name="T142">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5">retro2014 </text:span>cambiando el time file <text:span text:style-name="T145">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4"><text:s/>borrando seinealdist 2016 1 </text:span>2016 2<text:span text:style-name="T144"> y ldist </text:span>y quitar la ecocadiz que está en el quarter 2</text:p>
      <text:p text:style-name="P277"/>
      <text:p text:style-name="P278">Run59_inyear2016:<text:span text:style-name="T146">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7">59_inyear2016</text:span>_<text:span text:style-name="T147">rec: Without the last recruitment</text:span></text:p>
      <text:p text:style-name="P280"><text:span text:style-name="T147">59_inyear2016</text:span>_<text:span text:style-name="T147">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8">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2">setupanchovy_Prueba_1988_2015_completo_fleet_number_36.r</text:span></text:p>
      <text:p text:style-name="P286">custom.print=NULL;</text:p>
      <text:p text:style-name="P286"/>
      <text:p text:style-name="P289">manualmente he cambiado el anch.fleet <text:span text:style-name="T151">(ojo el problema está en fleets = pre.fleet debe ser <text:s/>pre.fleet[,c(4,5)] o parecido</text:span></text:p>
      <text:p text:style-name="P288"/>
      <text:p text:style-name="P288"/>
      <text:p text:style-name="P288"/>
      <text:p text:style-name="P290">debug_gadget_forward_geomean.r en github para run 59, <text:span text:style-name="T149">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0">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3">anual</text:span> <text:span text:style-name="T153">del segundo trimestre, avísame que datos se necesitan para el SPICT</text:span></text:p>
      <text:p text:style-name="P147"/>
      <text:p text:style-name="P149">Creo en GADGET una carpeta que se llama assessment partiendo de <text:span text:style-name="T152">setupanchovy_Prueba_1988_2015_completo_fleet_number_36.r, </text:span>comparo con el 59 y lo dejo igual: </text:p>
      <text:p text:style-name="P149">Se llama setupanchovy_Prueba_1988_2015_completo_fleet_number_As2018_endyear2017</text:p>
      <text:p text:style-name="P154">El que dice <text:span text:style-name="T15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5">e</text:span>), <text:span text:style-name="T15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5">Sacando números para la flota:</text:span> <text:span text:style-name="T167">verificar que BOQUERON_ALK_2017 tiene la biomasa en la fila 2 columna 9 y los números en la fila 40 </text:span><text:span text:style-name="T168">columna 9, Incluir biomasa en kilos de capturas del Algarve por trimestre en Catches_Algarve. </text:span><text:span text:style-name="T169">De paso verificar que la ALK está en <text:s/>startCol = 1, </text:span></text:p>
      <text:p text:style-name="P318"><text:s text:c="29"/>startRow = 5, endCol = 5, </text:p>
      <text:p text:style-name="P318"><text:s text:c="29"/>endRow = 39 incluyendo encabezado</text:p>
      <text:p text:style-name="P322"/>
      <text:p text:style-name="P156"><text:span text:style-name="T160">C</text:span>rear un fichero pelago2017 <text:span text:style-name="T161">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1">encontrar la ld y meterla </text:span><text:span text:style-name="T65">name&lt;-"Pelago2017"</text:span><text:span text:style-name="T161">, no olvidar cambiar el año en <text:s/>a$year&lt;-2017</text:span></text:p>
      <text:p text:style-name="P299"><text:span text:style-name="T160">Crear un fichero pelago2017 con la ALK startCol = 1, startRow = 6, endCol = 5, endRow = 27 y la biomasa en el col 10 fila 5</text:span> </text:p>
      <text:p text:style-name="P300"><text:span text:style-name="T56">pelago_comp_ald </text:span>usar el pelago2017, <text:span text:style-name="T166">meterla en </text:span><text:span text:style-name="T66">name&lt;-"alPelago2017"</text:span><text:span text:style-name="T166"> #solo cadiz no hay Algarve</text:span></text:p>
      <text:p text:style-name="P299">y <text:span text:style-name="T56">pelago_comp</text:span> usar el pelago 2017, incluir un año más en el loop <text:s/>(Aunque la mayoría de datos <text:span text:style-name="T163">de otros años</text:span> están ponderados y no sirven en el loop se saca la biomasa que si nos sirve)</text:p>
      <text:p text:style-name="P295"/>
      <text:p text:style-name="P303">Cuadrar el ALK_ECOCADIZ_2017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7">meter en <text:span text:style-name="T67">'ecocadiz_comp_ald'</text:span><text:span text:style-name="T162">:</text:span> <text:span text:style-name="T56">i&lt;-2017</text:span></text:p>
      <text:p text:style-name="P306"><text:soft-page-break/><text:s text:c="2"/><text:span text:style-name="T56">name&lt;-paste("Ecocadiz",i,sep="")</text:span></text:p>
      <text:p text:style-name="P311">Igual para <text:span text:style-name="T194"><text:s/></text:span><text:span text:style-name="T68">'ecocadiz_comp_ld'</text:span><text:span text:style-name="T19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2">, </text:span></text:p>
      <text:p text:style-name="P159">alkcatches_comp' <text:span text:style-name="T169">línea 1025 aprox</text:span></text:p>
      <text:p text:style-name="P165"><text:span text:style-name="T169">for (i in 2014:</text:span><text:span text:style-name="T196">2017</text:span><text:span text:style-name="T169">){</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7">lo </text:span><text:span text:style-name="T69">he cambiado todo desde el 89 </text:span><text:span text:style-name="T70">(en estesisisi)</text:span><text:span text:style-name="T197"> siguiendo los taledas</text:span> <text:span text:style-name="T56">he dejado como estaba hasta 2013</text:span> <text:span text:style-name="T19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1">Anchovy2017_benchmark_allnumbers_59_2018_1</text:span>r 2018 pelago, <text:span text:style-name="T167">como no hay ALK voy a la primera línea donde aparece pelago_biom aprox 791 </text:span><text:span text:style-name="T170">y allí leo del archivo que me mandó Susana</text:span><text:span text:style-name="T167">, </text:span></text:p>
      <text:p text:style-name="P170"><text:span text:style-name="T167">Las capturas estimadas de 2018 1 y de 2018 2 (Junio sólo la mitad, así que se multiplica por dos) están en biomasa, las covierto a </text:span><text:span text:style-name="T170">número #bio2018*Num2017/bio2017 connúmero y biomasa de 2017 1 y 2 respect. Para el 2 sólo hay info de Cádiz. </text:span><text:span text:style-name="T171">Para la ld de pelago buscar pelago_comp_ld y meterla manualmente después del 2017</text:span></text:p>
      <text:p text:style-name="P317"/>
      <text:p text:style-name="P323">Estesisisi no tiene reclutamiento en el step 2 <text:span text:style-name="T19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2">1</text:span> había un error con get.gatget.recruitment cuando hacía gadget.fit <text:span text:style-name="T200">porque faltaba un 1 al final de anch.rec, poniéndoselo la cosa funciona, para revisar la salidad está en el folder </text:span><text:soft-page-break/><text:span text:style-name="T20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4">(no es verdad los he graficado ambos y son muy parecidos el problema está en las capturas de 2018</text:span>, <text:span text:style-name="T20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5">1000</text:span> las tons <text:span text:style-name="T20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6">el CESGA en </text:span><text:s/>GADGET_backup/assessment2018/Anchovy2018_benchmark_allnumbers_2_2018_fv</text:p>
      <text:p text:style-name="P158"/>
      <text:p text:style-name="P180">El setup <text:span text:style-name="T20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0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0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3"/>
      <text:p text:style-name="P64">Parece que hubi<text:span text:style-name="T211">e</text:span>se modificado manualmente las entradas del 2018, cambio el archivo fleet.seine de pru2019_2 para que quede igual al de june25fv <text:span text:style-name="T21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69">devtools::install_github('hafro/rgadget',lib=paste(Sys.getenv("STORE"),"Rpac",sep="/"))</text:p>
      <text:p text:style-name="P13"/>
      <text:p text:style-name="P13">Ahora hay que cambiar el archivo runner</text:p>
      <text:p text:style-name="P13"/>
      <text:p text:style-name="P15">vpn ver foto <text:span text:style-name="T21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70"><text:span text:style-name="T45">module load gadget/2.2.00-BETA-f4089fe </text:span><text:s/></text:p>
      <text:p text:style-name="P571">R</text:p>
      <text:p text:style-name="P571">He instalado reshape2 y dplyr para que funcionara</text:p>
      <text:p text:style-name="P57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99">and report</text:span>:</text:p>
      <text:p text:style-name="P45"><text:soft-page-break/></text:p>
      <text:list xml:id="list153850469997287" text:continue-list="list153851900003810" text:style-name="L1">
        <text:list-item text:start-value="1">
          <text:p text:style-name="P63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37"><text:span text:style-name="T18">Change the name of</text:span><text:span text:style-name="T19"> the .Rnw </text:span><text:span text:style-name="T18">file and open it.</text:span></text:p>
        </text:list-item>
        <text:list-item>
          <text:p text:style-name="P640">Put WGTS.<text:span text:style-name="T107">Rdata SS.Rdata</text:span> <text:span text:style-name="T128"><text:s/></text:span>and recruitment <text:span text:style-name="T128">(Only WGTS and Output y resbyyear.Rdata)</text:span>, <text:span text:style-name="T109">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55"><text:s/><text:tab/>git add Anchovyb*</text:p>
      <text:p text:style-name="P559"><text:span text:style-name="T23">git </text:span>commit -m "Files for benchmark analysis ...”</text:p>
      <text:p text:style-name="P429">git push [mmrinconh Nugr]</text:p>
      <text:p text:style-name="P429"/>
      <text:list xml:id="list153851718700143" text:continue-numbering="true" text:style-name="L1">
        <text:list-item>
          <text:p text:style-name="P650">Change benchmark(number) appropiately in github calls in the .Rnw file (two lines, one for WGTS, <text:s/>other for Recruitment, <text:span text:style-name="T219">other for resbyyear</text:span>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52">Compilar en Rstudio</text:p>
        </text:list-item>
        <text:list-item>
          <text:p text:style-name="P652">Abrir el .tex y compilar con PDFlatex...it gives you the chance to change a dash in González – Quirós bibliography entry in .bbl file, save it and compile again.</text:p>
        </text:list-item>
      </text:list>
      <text:p text:style-name="P574"/>
      <text:p text:style-name="P577">Muchos de estos pasos se han automatizado en un fichero que se llama report_generation.r en TEXdocuments/benchmark</text:p>
      <text:p text:style-name="P578">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78"/>
      <text:p text:style-name="P578"/>
      <text:p text:style-name="P579">Versión Rgadget 0.5 <text:span text:style-name="T213">en mi pc</text:span></text:p>
      <text:p text:style-name="P625">This is just to tell you about some errors I'm getting with Rgadget version 0.5. in my pc but I guess in cesga the latest version is installed.</text:p>
      <text:p text:style-name="P62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587">Actualizo Rgadget a la última versión <text:span text:style-name="T214">sin actualizar ningún otro paquete. No funciona </text:span></text:p>
      <text:p text:style-name="P588"/>
      <text:p text:style-name="P589">problema en resildist <text:span text:style-name="T215">solucionado con bubbles siguiendo las instrucciones que hay para Rgadget en la página de github</text:span></text:p>
      <text:p text:style-name="P590">El gadget.fit fallaba porque no generaba el res.by.year <text:s/>correctamente, por eso hice mi propia versión gadget_fit4_2step.r que creo que era lo mismo que el gadget.fit <text:span text:style-name="T216">después de llamar al Gadget</text:span></text:p>
      <text:p text:style-name="P591">Comparo GADGET/gadget_fit_2019.r (este es el real y más reciente) y GADGET/gadget_fit4_2step_2019.r (este el mío modificado <text:span text:style-name="T217">cambiando nombres de filas porque ahora las cosas no se llaman number.consumed sino number_consumed o biomass.consumed es biomass_consumed)</text:span></text:p>
      <text:p text:style-name="P580"><text:soft-page-break/></text:p>
      <text:p text:style-name="P592">Ahora cambio la última línea del runner para que llame a gadget_fit4_2step_2019.r <text:span text:style-name="T218">y ese es el que voy a usar de base para el del assessment 2019</text:span></text:p>
      <text:p text:style-name="P593">Ya se ha reproducido el del año pasado.</text:p>
      <text:p text:style-name="P593">Ahora creo la carpeta GADGET/Assessment/Assessment2019 y meto ahí una copia de <text:span text:style-name="T209">setupanchovy_Prueba_1988_2015_completo_fleet_number_As2018_endyear2017_estesi_3_pru2019_2.r </text:span>que ahora se llama <text:span text:style-name="T209">setupanchovy_Prueba_1988_2015_completo_fleet_number_As2018_endyear2017_estesi_3_2019_2.r</text:span></text:p>
      <text:p text:style-name="P594">Cambio wd a Assessment2019 y el nombre del Gadget directory Anchovy2018_benchmark_allnumbers_A2018endyear_estesisisi_3_2019_2</text:p>
      <text:p text:style-name="P594"/>
      <text:p text:style-name="P594">Cambio en <text:span text:style-name="T220">(Línea 537) </text:span>for (i in c(2015:2017)){ </text:p>
      <text:p text:style-name="P594"><text:s text:c="2"/>name&lt;-paste("Ecocadiz",i,sep="") <text:span text:style-name="T220">que me interesa biomasa y bioage0</text:span></text:p>
      <text:p text:style-name="P594"/>
      <text:p text:style-name="P594">2017 por 2018</text:p>
      <text:p text:style-name="P581"/>
      <text:p text:style-name="P582"/>
      <text:p text:style-name="P581"/>
      <text:p text:style-name="P203">Ojo BOQUERON_ALK_año debe tener números totales en la columna 9 fila 40 en las 4 hojas</text:p>
      <text:p text:style-name="P304">Cuadrar el ALK_ECOCADIZ_201<text:span text:style-name="T220">8</text:span>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9">meter en <text:span text:style-name="T67">'ecocadiz_comp_ald'</text:span><text:span text:style-name="T162">:</text:span> <text:span text:style-name="T56">i&lt;-201</text:span><text:span text:style-name="T71">8 </text:span><text:span text:style-name="T194">aprox línea 655</text:span></text:p>
      <text:p text:style-name="P308"><text:s text:c="2"/><text:span text:style-name="T56">name&lt;-paste("Ecocadiz",i,sep="")</text:span></text:p>
      <text:p text:style-name="P190"/>
      <text:p text:style-name="P312">Igual para <text:span text:style-name="T194"><text:s/></text:span><text:span text:style-name="T68">'ecocadiz_comp_ld'</text:span><text:span text:style-name="T19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69">línea 1</text:span><text:span text:style-name="T172">171</text:span><text:span text:style-name="T169"> aprox</text:span></text:p>
      <text:p text:style-name="P166"><text:span text:style-name="T169">for (i in 2014:</text:span><text:span text:style-name="T196">2018</text:span><text:span text:style-name="T169">){</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1">encontrar la ld y meterla </text:span><text:span text:style-name="T65">name&lt;-"Pelago2017"</text:span><text:span text:style-name="T161">, no olvidar cambiar el año en <text:s/>a$year&lt;-2017</text:span></text:p>
      <text:p text:style-name="P301"><text:span text:style-name="T160">Crear un fichero pelago2017 con la ALK startCol = 1, startRow = 6, endCol = 5, endRow = 27 y la biomasa en el col 10 fila 5</text:span> </text:p>
      <text:p text:style-name="P301"><text:span text:style-name="T56">pelago_comp_ald </text:span>usar el pelago2017, <text:span text:style-name="T166">meterla en </text:span><text:span text:style-name="T66">name&lt;-"alPelago2017"</text:span><text:span text:style-name="T166">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2">pelago_bio_pre</text:span></text:p>
      <text:p text:style-name="P198"><text:span text:style-name="T171">A</text:span><text:span text:style-name="T167">ctualizar CatchesAlgarve hasta 2018 </text:span><text:span text:style-name="T174">(LandingsPortugal2018 Folja1</text:span><text:span text:style-name="T167">, 2019 1 y 2 es 0 tons</text:span></text:p>
      <text:p text:style-name="P332">B</text:p>
      <text:p text:style-name="P171"><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7">Busco catches20181cakg y copio y pego </text:span><text:span text:style-name="T175">y comento</text:span><text:span text:style-name="T167"> para repetir con el 2019</text:span></text:p>
      <text:p text:style-name="P172"><text:span text:style-name="T167">las covierto a </text:span><text:span text:style-name="T170">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7">Correr </text:span><text:span text:style-name="T176">el que está en el cesga</text:span><text:span text:style-name="T167">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7">y lo mismo con la ecocadiz_ald</text:span></text:p>
      <text:p text:style-name="P357">corro <text:span text:style-name="T56">fromcesga_mejorado</text:span> pero sólo para robarme las <text:span text:style-name="T228">tres</text:span> ecocadiz <text:span text:style-name="T22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29">me he robado las ecocadiz de Anchovy2018_benchmark_allnumbers_A2018endyear_estesisisi_3_2019_2_ecocadiz en Assessment2019 local) y no copié el archivo fleet.ECO.data.</text:span></text:p>
      <text:p text:style-name="P359"/>
      <text:p text:style-name="P361">En el cesga <text:span text:style-name="T23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2">y Latestadvice&lt;-3760</text:span></text:p>
      <text:p text:style-name="P366"/>
      <text:p text:style-name="P366">y cambiarlo en la línea Advice&lt;-</text:p>
      <text:p text:style-name="P365"><text:span text:style-name="T23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6">sftp://csmdpmrh@ft2.cesga.es/mnt/netapp1/Store_CSIC/home/csic/mdp/mrh/GADGET_backup/assessment2019/Anchovy2019_completo_ecocadiz2018_estesi_Rec2019_onlyuntil2018_2</text:span></text:a><text:span text:style-name="T23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585"><text:s/><text:span text:style-name="T242">/home/marga/Back up de MIPC/Documentos/TEXdocuments/Benchmark/Assessment2019/Anchovy2017_benchmark_allnumbers_59_2018_2_fv_june25_2019_27may_ecocadiz2018_estesi/Modelcomparison_estesi2019_2018pluspelagoALK1718.Rmd</text:span></text:p>
      <text:p text:style-name="P585"/>
      <text:p text:style-name="P585"/>
      <text:p text:style-name="P600">In the text check “Remarkable Model Assumptions”</text:p>
      <text:p text:style-name="P601">“Overview of the likelihood” </text:p>
      <text:p text:style-name="P601"/>
      <text:p text:style-name="P602">Copia del junio 30 [csmdpmrh@fs6804 Anchovy2019_completo_ecocadiz2018_estesi_junio30_replica]$ sbatch --time=8:00:00 -p shared --qos=shared trabajo.sh</text:p>
      <text:p text:style-name="P602">Submitted batch job 2686909</text:p>
      <text:p text:style-name="P602"/>
      <text:p text:style-name="P604">Quitar ecocadiz</text:p>
      <text:p text:style-name="P603">[csmdpmrh@fs6804 Anchovy2019_completo_ecocadiz2018_sinecocadiz2018]$ sbatch --time=8:00:00 -p shared --qos=shared trabajo.sh</text:p>
      <text:p text:style-name="P603">Submitted batch job 2687663</text:p>
      <text:p text:style-name="P603"/>
      <text:p text:style-name="P604">Para los retros tengo que quitar el reclutamiento del año en curso</text:p>
      <text:p text:style-name="P604"/>
      <text:p text:style-name="P605">[csmdpmrh@fs6804 Anchovy2019_completo_ecocadiz2018_estesi_junio30_retro17]$ sbatch --time=8:00:00 -p shared --qos=shared trabajo.sh</text:p>
      <text:p text:style-name="P605">Submitted batch job 2689255</text:p>
      <text:p text:style-name="P605">[csmdpmrh@fs6804 Anchovy2019_completo_ecocadiz2018_estesi_junio30_retro17]$ cd ..</text:p>
      <text:p text:style-name="P605">[csmdpmrh@fs6804 assessment2019]$ cd Anchovy2019_completo_ecocadiz2018_estesi_junio30_retro16</text:p>
      <text:p text:style-name="P605">[csmdpmrh@fs6804 Anchovy2019_completo_ecocadiz2018_estesi_junio30_retro16]$ sbatch --time=8:00:00 -p shared --qos=shared trabajo.sh</text:p>
      <text:p text:style-name="P605">Submitted batch job 2689256</text:p>
      <text:p text:style-name="P605"/>
      <text:p text:style-name="P606">Error en la fórmula porque B del último año no incluye bichos de edad cero mientras que las B del denominador si. </text:p>
      <text:p text:style-name="P60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07">Hay que corregirle algunas cosas manualmente como unos NA’s en la Pelago</text:p>
      <text:p text:style-name="P607"/>
      <text:p text:style-name="P607">Útimo run del Gadget:</text:p>
      <text:p text:style-name="P60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07"/>
      <text:p text:style-name="P607"/>
      <text:p text:style-name="P608">No olvidar pasarle a Andrés el std con </text:p>
      <text:p text:style-name="P608">require(XLConnect)</text:p>
      <text:p text:style-name="P608">writeWorksheetToFile("/home/marga/Documents/ICES grupos/WGHANSA/WGHANSA2019/anchovystd.xlsx", sheet="Hoja1", data = fit$stock.std%&gt;%filter(year&gt;1988))</text:p>
      <text:p text:style-name="P608"/>
      <text:p text:style-name="P610">OJO: Abrir el proyecto R del TAF desde aquí:</text:p>
      <text:p text:style-name="P615">/home/marga/Documents/ICES grupos/TAF/2020_ane.27.9a_assessment</text:p>
      <text:p text:style-name="P609">For the TAF, it is done now for 2019 it produces a .tex document <text:span text:style-name="T243">it is neccesary to put .bib .bst and .cls in the report folder manually but it works (No he hecho push al poner esos archivos es decir están solo localmente)</text:span></text:p>
      <text:p text:style-name="P609"/>
      <text:p text:style-name="P624">2020 Asessment (año de la pandemia) <text:span text:style-name="T248">Mayo 7</text:span></text:p>
      <text:p text:style-name="P612">Primero en el CESGA en la carpeta Asessment busco el último folder del Gadget:</text:p>
      <text:p text:style-name="P612">Anchovy2019_completo_ecocadiz2018_estesi_junio30, hago una copia con el mismo nombre pero con prueba2020 al final:</text:p>
      <text:p text:style-name="P61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586">[csmdpmrh@fs6803 GADGET_backup]$ cd assessment2019</text:p>
      <text:p text:style-name="P613">[csmdpmrh@fs6803 assessment2019]$ cd Anchovy2019_completo_ecocadiz2018_estesi_junio30_prueba2020</text:p>
      <text:p text:style-name="P613">[csmdpmrh@fs6803 Anchovy2019_completo_ecocadiz2018_estesi_junio30_prueba2020]$ sbatch --time=8:00:00 -p shared --qos=shared trabajo.sh</text:p>
      <text:p text:style-name="P613">Submitted batch job 3938103</text:p>
      <text:p text:style-name="P613"/>
      <text:p text:style-name="P614">Voy a intentar la prueba de correr el assessmnet del año pasado con el TAF:</text:p>
      <text:p text:style-name="P616">Esta no es la forma:</text:p>
      <text:p text:style-name="P617">Voy a Documentos/ICES grupos/TAF/2020_ane.27.9a_assessment y creo un nuevo folder llamado <text:span text:style-name="T244">P</text:span>rueba1 copiando todo lo que había salvo el .git y el Rproject.</text:p>
      <text:p text:style-name="P618">Copio el TAF_code.r en Prueba1 y modifico el setwd</text:p>
      <text:list xml:id="list7034865292603972028" text:style-name="L4">
        <text:list-item>
          <text:p text:style-name="P64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1"><text:soft-page-break/>In the console locally: cd <text:span text:style-name="T22">GADGET/Realgadgetgit/gadgetanchovy </text:span></text:p>
      <text:p text:style-name="P556"><text:s/><text:tab/>git add .</text:p>
      <text:p text:style-name="P560"><text:span text:style-name="T23">git </text:span>commit -m "Files for benchmark analysis ...”</text:p>
      <text:p text:style-name="P434">git push [mmrinconh Nugr]</text:p>
      <text:p text:style-name="P436">Cambio en /home/marga/Documents/ICES grupos/TAF/2020_ane.27.9a_assessment/Prueba1/bootstrap/DATA.bib el source por </text:p>
      <text:p text:style-name="P430"><text:a xlink:type="simple" xlink:href="https://raw.githubusercontent.com/mmrinconh/gadgetanchovy/master/Assessment2019_27may_ecocadiz2018_estesi_junio30_prueba2020/params.in" text:style-name="Internet_20_link" text:visited-style-name="Visited_20_Internet_20_Link"><text:span text:style-name="T157">https://raw.githubusercontent.com/mmrinconh/gadgetanchovy/master/Assessment2019_27may_ecocadiz2018_estesi_junio30_prueba2020/params.in</text:span></text:a><text:span text:style-name="T157"> igual en todas las entradas</text:span></text:p>
      <text:p text:style-name="P440">siguiendo el TAF_code hago un run del setwd y luego taf.bootstrap<text:span text:style-name="T245">()</text:span></text:p>
      <text:p text:style-name="P441">TAF_code_4prueba.r guarda los pasos de lo que hice aunque estuviera mal</text:p>
      <text:p text:style-name="P440"/>
      <text:p text:style-name="P513">Usar releases mejor <text:span text:style-name="T249">NOOOOOO</text:span></text:p>
      <text:p text:style-name="P444">Creo un release desde github en el repositorio del assessment le doy a releases y me pregunta si creo un nuevo release <text:span text:style-name="T246">le digo que si le pongo un tag que es v0.0 y se llama Prueba 1</text:span></text:p>
      <text:p text:style-name="P444"/>
      <text:p text:style-name="P514">ESTE SI</text:p>
      <text:p text:style-name="P516">He subido a github los archivos de <text:span text:style-name="T177">Anchovy2019_completo_ecocadiz2018_estesi_junio30_prueba2020:</text:span></text:p>
      <text:list xml:id="list153852253984311" text:continue-numbering="true" text:style-name="L4">
        <text:list-item>
          <text:p text:style-name="P64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2">In the console locally: cd <text:span text:style-name="T22">GADGET/Realgadgetgit/gadgetanchovy </text:span></text:p>
      <text:p text:style-name="P557"><text:s/><text:tab/>git add .</text:p>
      <text:p text:style-name="P561"><text:span text:style-name="T23">git </text:span>commit -m "Files for benchmark analysis ...”</text:p>
      <text:p text:style-name="P435">git push [mmrinconh Nugr]</text:p>
      <text:p text:style-name="P439"/>
      <text:p text:style-name="P563">Copiar localmente el repositorio: <text:span text:style-name="T250">Ahora se llama: 2020_ane.27.9a_assessment_prueba</text:span></text:p>
      <text:p text:style-name="P563">sin el .git y sin el Rproject, borrar las carpetas bootstrap/data <text:s/><text:span text:style-name="T247">library SOFTWARE.bib and software, modificar las entradas </text:span></text:p>
      <text:p text:style-name="P565">(aquí lo mismo pero en inglés por si acaso entiendo más en inglés que en español el día que relea:</text:p>
      <text:p text:style-name="P563">I deleted everything in the bootstrap folder except the initial folder and DATA.bib where I put the right path to the new sources<text:span text:style-name="T250">)</text:span></text:p>
      <text:p text:style-name="P563"/>
      <text:p text:style-name="P437">Cambio en /home/marga/Documents/ICES grupos/TAF/2020_ane.27.9a_assessment_<text:span text:style-name="T250">p</text:span>rueba/bootstrap/DATA.bib el source por </text:p>
      <text:p text:style-name="P452"><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5"/>
      <text:p text:style-name="P447">No es necesario crear un documento vacío que se llame param.in (no sé por qué tengo eso en las notas)</text:p>
      <text:p text:style-name="P445">...run TAFbootstrap() and bootstrap/data folder was created with the right files, then I copy the original SOFTWARE.bib into bootstrap folder and again run  TAFbootstrap() it creates the "software" and "library" folders </text:p>
      <text:p text:style-name="P449">A veces no funciona y saca un error en bubbles, cerrar y abrir de nuevo Rstudio su<text:span text:style-name="T250">e</text:span>le funcionar</text:p>
      <text:p text:style-name="P517">Esto teóricam<text:span text:style-name="T251">e</text:span>n<text:span text:style-name="T251">te</text:span> funciona pero no reproduce el assessment del año pasado tal cual hay 200 toneladas de más en la cuota <text:span text:style-name="T252">es normal y es debido al algoritmo de optimización de Gadget ver </text:span><text:a xlink:type="simple" xlink:href="https://hafro.github.io/gadget2/userguide/chap-optim.html#sec:repeat" text:style-name="Internet_20_link" text:visited-style-name="Visited_20_Internet_20_Link"><text:span text:style-name="T252">https://hafro.github.io/gadget2/userguide/chap-optim.html#sec:repeat</text:span></text:a></text:p>
      <text:p text:style-name="P518">Voy a usar el run <text:bookmark-start text:name="__DdeLink__3216_11775245111"/><text:span text:style-name="T178">Anchovy2019_completo_ecocadiz2018_estesi_junio30</text:span><text:bookmark-end text:name="__DdeLink__3216_11775245111"/><text:span text:style-name="T178">_prueba2020 </text:span><text:span text:style-name="T167">de referencia que ahora tiene una línea en el optfile que dice</text:span></text:p>
      <text:p text:style-name="P518"><text:soft-page-break/>seed <text:s text:c="6"/>5 <text:s text:c="4"/>;</text:p>
      <text:p text:style-name="P449"/>
      <text:p text:style-name="P450">Plan B</text:p>
      <text:p text:style-name="P450">El antiguo funciona si se instala el Rgadget de la época:</text:p>
      <text:p text:style-name="P450">remotes::install_github('hafro/rgadget', ref = '0949c54') </text:p>
      <text:p text:style-name="P450">y si se define </text:p>
      <text:p text:style-name="P627">matageyeardf&lt;-data.frame(year=rep(1988:2016,times=4),age=rep(0:3,each=29),propmat=1) en la línea 977 y se borra todo lo referente a matageyear</text:p>
      <text:p text:style-name="P627"/>
      <text:p text:style-name="P628">El Rnw funciona correctamente! :)</text:p>
      <text:p text:style-name="P628"/>
      <text:p text:style-name="P628">Ahora <text:span text:style-name="T253">parto de </text:span></text:p>
      <text:p text:style-name="P629"><text:span text:style-name="T253">home/marga/GADGET/Assessment/Assessment2019/</text:span>setupanchovy_Prueba_1988_2015_completo_fleet_number_As2018_endyear2017_estesi_3_2019_2_fvmay27_fromcesga_mejorado</text:p>
      <text:p text:style-name="P629"/>
      <text:p text:style-name="P619">Ahora creo la carpeta GADGET/Assessment/Assessment2<text:span text:style-name="T253">020_pandemia</text:span> y meto ahí una copia de <text:span text:style-name="T254">setupanchovy_Prueba_1988_2015_completo_fleet_number_As2018_endyear2017_estesi_3_2019_2_fvmay27_fromcesga_mejorado </text:span><text:span text:style-name="T255">que ahora se llama</text:span></text:p>
      <text:p text:style-name="P631">setupanchovy_Prueba_1988_2015_completo_fleet_number_As2018_endyear2017_estesi_3_2019_2_fvmay27_fromcesga_mejorado_2020</text:p>
      <text:p text:style-name="P630"/>
      <text:p text:style-name="P631">Creo un proyecto en R para el assessment del 2020 en <text:s/><text:span text:style-name="T258">GADGET/Assessment/Assessment2</text:span><text:span text:style-name="T259">020_pandemia</text:span></text:p>
      <text:p text:style-name="P632"/>
      <text:p text:style-name="P632"/>
      <text:p text:style-name="P632"/>
      <text:p text:style-name="P596">Cambio <text:span text:style-name="T256">en set</text:span>wd a Assessment20<text:span text:style-name="T256">20_pandemia</text:span> y el nombre del Gadget directory <text:span text:style-name="T261">cambiando</text:span> Anchovy2018_benchmark_allnumbers_A2018endyear_estesisisi_3_2019_2 <text:span text:style-name="T261">por gadget_directory("Anchovy2020")</text:span></text:p>
      <text:p text:style-name="P595"/>
      <text:p text:style-name="P597">Cambio en <text:span text:style-name="T220">(Línea 611) </text:span></text:p>
      <text:p text:style-name="P598">for (i in c(2015:2018)) 2018 por 2019</text:p>
      <text:p text:style-name="P599">for (i in c(2015:2019)){</text:p>
      <text:p text:style-name="P599"><text:s text:c="2"/><text:bookmark-start text:name="__DdeLink__37320_1177524511"/><text:bookmark-start text:name="__DdeLink__37318_1177524511"/>name&lt;-paste("Ecocadiz",i,sep="")<text:bookmark-end text:name="__DdeLink__37320_1177524511"/><text:bookmark-end text:name="__DdeLink__37318_1177524511"/> <text:span text:style-name="T220">que me interesa biomasa y bioage0</text:span></text:p>
      <text:p text:style-name="P584"/>
      <text:p text:style-name="P583"/>
      <text:p text:style-name="P204"/>
      <text:p text:style-name="P305"><text:span text:style-name="T262">Revisar que </text:span>el ALK_ECOCADIZ_201<text:span text:style-name="T275">9</text:span> <text:span text:style-name="T262">cumpla los formatos. Ver </text:span></text:p>
      <text:p text:style-name="P410">/home/marga/GADGET/DATOS/Guiaparaformatodedatos4gadget.doc <text:span text:style-name="T280">y agregar el sop de la edad 0 de la ecocadiz debe estar en la fila 103 columna 5</text:span></text:p>
      <text:p text:style-name="P305">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10">meter en <text:span text:style-name="T67">'ecocadiz_comp_ald'</text:span><text:span text:style-name="T162">:</text:span> <text:span text:style-name="T56">i&lt;-201</text:span><text:span text:style-name="T79">9</text:span><text:span text:style-name="T71"> </text:span><text:span text:style-name="T194">aprox línea 745 copiando la del año anterior y cambiando el año</text:span></text:p>
      <text:p text:style-name="P310"><text:s text:c="2"/><text:span text:style-name="T56">name&lt;-paste("Ecocadiz",i,sep="")</text:span></text:p>
      <text:p text:style-name="P191"/>
      <text:p text:style-name="P313">Igual para <text:span text:style-name="T194"><text:s/></text:span><text:span text:style-name="T68">'ecocadiz_comp_ld'</text:span><text:span text:style-name="T19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69">línea 1</text:span><text:span text:style-name="T179">327</text:span><text:span text:style-name="T169"> aprox</text:span></text:p>
      <text:p text:style-name="P167"><text:span text:style-name="T169">for (i in 2014:</text:span><text:span text:style-name="T196">2019</text:span><text:span text:style-name="T169">){</text:span></text:p>
      <text:p text:style-name="P321"><text:s text:c="2"/>for (j in 1:4){</text:p>
      <text:p text:style-name="P193"><text:s text:c="4"/>name&lt;-paste("ALKcatches",i,j,sep="")</text:p>
      <text:p text:style-name="P193"/>
      <text:p text:style-name="P329"><text:span text:style-name="T264">No es necesario q</text:span>uitar edades cero de la ecocadiz <text:span text:style-name="T264">se hace solo en la aldist</text:span></text:p>
      <text:p text:style-name="P396">Susana en un correo: Las ALK de landings del algarve no hay</text:p>
      <text:p text:style-name="P329"/>
      <text:p text:style-name="P431"><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0"> con la ALK </text:span></text:p>
      <text:p text:style-name="P433"><text:s/>header = TRUE, startCol = 1, </text:p>
      <text:p text:style-name="P433"><text:s text:c="25"/>startRow = 5, endCol = 4, </text:p>
      <text:p text:style-name="P433"><text:s text:c="25"/>endRow = 26, useCachedValues=TRUE</text:p>
      <text:p text:style-name="P431"/>
      <text:p text:style-name="P433">startCol = 1, startRow = 6, endCol = 5, endRow = 27 y la biomasa en el col 10 fila 5 </text:p>
      <text:p text:style-name="P432"><text:span text:style-name="T56">pelago_comp_ald </text:span>usar el pelago201<text:span text:style-name="T277">9</text:span>, <text:span text:style-name="T166">meterla en </text:span><text:span text:style-name="T66">name&lt;-"alPelago20</text:span><text:span text:style-name="T85">20</text:span><text:span text:style-name="T66">"</text:span><text:span text:style-name="T166"> #hay cadiz y Algarve</text:span></text:p>
      <text:p text:style-name="P391"><text:span text:style-name="T72">O</text:span><text:span text:style-name="T56">jo con pelago_comp_ld que estoy haciendo una versión provisional </text:span>porque aún no tengo los datos línea 361 <text:span text:style-name="T263">es necesario actualizar el archivo</text:span><text:span text:style-name="T83"> /home/marga/GADGET/DATOS/PELAGO/results-ANE-PEL20.xlsx con lo que me mande Susana</text:span></text:p>
      <text:p text:style-name="P298"><text:span text:style-name="T56">pelago_comp_ld</text:span>': <text:span text:style-name="T161">encontrar la ld y meterla </text:span><text:span text:style-name="T65">name&lt;-"Pelago20</text:span><text:span text:style-name="T83">20</text:span><text:span text:style-name="T65">"</text:span><text:span text:style-name="T161">, no olvidar cambiar el año en <text:s/>a$year&lt;-2020</text:span></text:p>
      <text:p text:style-name="P543"/>
      <text:p text:style-name="P634"><text:span text:style-name="T259">H</text:span><text:span text:style-name="T257">e puesto el mismo número del año pasado multiplicado por 10 en </text:span><text:span text:style-name="T260">p</text:span><text:span text:style-name="T25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20"><text:span text:style-name="T80">de </text:span><text:span text:style-name="T78">pelago_comp solo <text:s/>se usa </text:span><text:bookmark text:name="rstudio_console_output21"/><text:span text:style-name="T221">pelago_bio_pre</text:span></text:p>
      <text:p text:style-name="P619"/>
      <text:p text:style-name="P621"><text:s/><text:span text:style-name="T265">Actualizar Catches_Algarve hasta 2019 que están en /home/marga/GADGET/DATOS/Algarve/Landings_Metier_9aS_alg_2019.xlsx, están en tons así que no hay que multiplicar</text:span></text:p>
      <text:p text:style-name="P621"/>
      <text:p text:style-name="P621"/>
      <text:p text:style-name="P623"><text:s/>(LandingsPortugal2018 Folja1, 2019 1 y 2 es 0 tons</text:p>
      <text:p text:style-name="P335">B</text:p>
      <text:p text:style-name="P173"><text:span text:style-name="T183">#</text:span><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5"/>
      <text:p text:style-name="P335">Year4bio2num uno menos que el año en curso <text:span text:style-name="T267">(Recordar que lo que quiero es saber números de las </text:span><text:soft-page-break/><text:span text:style-name="T267">capturas del año pasado en el Algarve</text:span></text:p>
      <text:p text:style-name="P393">Year4bio2num&lt;-2019 <text:span text:style-name="T266">cambiando esto se actualiza NUMPT y BIOMTOT y <text:s/>catchesallfleetsPTSP</text:span></text:p>
      <text:p text:style-name="P392"/>
      <text:p text:style-name="P338"/>
      <text:p text:style-name="P338"/>
      <text:p text:style-name="P338"/>
      <text:p text:style-name="P200"><text:span text:style-name="T167">Busco catches201</text:span><text:span text:style-name="T182">8</text:span><text:span text:style-name="T167">1cakg y copio y pego , </text:span><text:span text:style-name="T182">usualmente debería coger el pedazo que empieza con </text:span><text:span text:style-name="T167">catches201</text:span><text:span text:style-name="T182">9</text:span><text:span text:style-name="T167">1cakg <text:s/></text:span><text:span text:style-name="T182">pero cojo el 2018 porque tiene capturas el Algarve, en el 2019 no hubo capturas entonces era diferente </text:span><text:span text:style-name="T175">y comento</text:span><text:span text:style-name="T167"> para repetir con el 20</text:span><text:span text:style-name="T180">20 </text:span><text:span text:style-name="T182">(</text:span><text:span text:style-name="T167">catches20</text:span><text:span text:style-name="T182">20</text:span><text:span text:style-name="T167">1cakg</text:span><text:span text:style-name="T182">)</text:span><text:span text:style-name="T180">, </text:span><text:span text:style-name="T181">para la prueba no he cambiado el archivo de datos, cambio el año pero con los datos del año </text:span><text:span text:style-name="T182">2018</text:span><text:span text:style-name="T181">.</text:span></text:p>
      <text:p text:style-name="P397"/>
      <text:p text:style-name="P211"><text:span text:style-name="T181">c</text:span><text:span text:style-name="T167">ambio el año en catches...cakg y catches20202cakgpre y catches20201alton y catches20202altonpre</text:span></text:p>
      <text:p text:style-name="P212"><text:span text:style-name="T181">Numb20</text:span><text:span text:style-name="T184">20</text:span><text:span text:style-name="T181">1=(catches20</text:span><text:span text:style-name="T167">20</text:span><text:span text:style-name="T181">1cakg[1,1]+catches20</text:span><text:span text:style-name="T167">20</text:span><text:span text:style-name="T181">1alton[1,1]*1000)*(CatchesAllFleetsPTSP$ALL[CatchesAllFleetsPTSP$YEAR==201</text:span><text:span text:style-name="T167">9</text:span><text:span text:style-name="T181"> &amp; CatchesAllFleetsPTSP$SEASON==1])/((BIOMTOT$TONPT+BIOMTOT$TONSP)[BIOMTOT$YEAR==201</text:span><text:span text:style-name="T184">9</text:span><text:span text:style-name="T181"> &amp; BIOMTOT$SEASON==1])</text:span></text:p>
      <text:p text:style-name="P397"/>
      <text:p text:style-name="P173"><text:span text:style-name="T185">esto lo dejo de año</text:span><text:span text:style-name="T186">s</text:span><text:span text:style-name="T185"> pasado</text:span><text:span text:style-name="T186">s</text:span><text:span text:style-name="T185"> para que se entienda bien lo que se hace:</text:span><text:span text:style-name="T167">las covierto a </text:span><text:span text:style-name="T170">número #bio2018*Num2017/bio2017 connúmero y biomasa de 2017 1 y 2 respect.</text:span></text:p>
      <text:p text:style-name="P340"/>
      <text:p text:style-name="P342">Comentar esta línea y repetirla con 20<text:span text:style-name="T268">20</text:span></text:p>
      <text:p text:style-name="P342">fleet.allptsp&lt;-add_row(fleet.allptsp,year=2018,month=c(3,6),count=c(Numb20181,Numb20182))</text:p>
      <text:p text:style-name="P622"/>
      <text:p text:style-name="P344">Cambiar el año en defaults</text:p>
      <text:p text:style-name="P202"><text:span text:style-name="T167">Correr </text:span><text:span text:style-name="T176">el que está en </text:span><text:span text:style-name="T187">assessment2020_pandemia</text:span><text:span text:style-name="T176"> </text:span><text:span text:style-name="T187">(local)</text:span><text:span text:style-name="T167"> hasta la</text:span><text:span text:style-name="T188">s</text:span><text:span text:style-name="T167"> l</text:span><text:span text:style-name="T188">í</text:span><text:span text:style-name="T167">nea</text:span><text:span text:style-name="T188">s</text:span><text:span text:style-name="T167"> </text:span><text:span text:style-name="T188">de ecocadiz survey </text:span><text:span text:style-name="T189">línea 2342</text:span><text:span text:style-name="T188"> </text:span><text:span text:style-name="T189">y se generará un archivo que se llama Anchovy2020</text:span></text:p>
      <text:p text:style-name="P398"/>
      <text:p text:style-name="P213"><text:span text:style-name="T189">E</text:span><text:span text:style-name="T167">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7">d4bbd4e</text:span></text:a></text:p>
      <text:p text:style-name="P451">remotes::install_github('<text:span text:style-name="T269">mareframe/mfdb</text:span>', ref = '<text:a xlink:type="simple" xlink:href="https://github.com/mareframe/mfdb/commit/d4bbd4ee6a6d704eb65b3367dc82ff99531d11ee" text:style-name="Internet_20_link" text:visited-style-name="Visited_20_Internet_20_Link"><text:span text:style-name="T270">d4bbd4</text:span></text:a><text:a xlink:type="simple" xlink:href="https://github.com/mareframe/mfdb/commit/d4bbd4ee6a6d704eb65b3367dc82ff99531d11ee" text:style-name="Internet_20_link" text:visited-style-name="Visited_20_Internet_20_Link"><text:span text:style-name="T272">e</text:span></text:a>')</text:p>
      <text:p text:style-name="P454">Errores sobre todo en fleets</text:p>
      <text:p text:style-name="P411">Lo que salga compararlo con <text:span text:style-name="T271">Anchovy2019_completo_ecocadiz2018_estesi_junio30</text:span> del cesga</text:p>
      <text:p text:style-name="P412">Lo de fleet lo voy a cambiar manualmente en el meld, <text:span text:style-name="T273">me preocupa el fleet.seine</text:span></text:p>
      <text:p text:style-name="P413">Lo he solucionado haciendo restart R removiendo el mfdb que era una versión 6 updating devtools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4">Sólo había que coger el archivo de las ld que me mandó Susana y reemplazar el anterior, además en Pelago2020 actualizar la biomasa total. <text:span text:style-name="T274">Busco catches <text:s/>catches20201alton y actualizo con un correo de Susana que se llama Fwd: Re: wd e apresentação pelago20</text:span></text:p>
      <text:p text:style-name="P414"/>
      <text:p text:style-name="P415">Hay un error en el la ecocadiz ld y ald del año pasado <text:span text:style-name="T276">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6">Aggfiles identical</text:p>
      <text:p text:style-name="P416"><text:soft-page-break/>aldist.ecocadiz <text:span text:style-name="T279">y ldist.ecocadiz</text:span> se ve el error del año pasado pero ya está bien y está el 2019 también</text:p>
      <text:p text:style-name="P416"/>
      <text:p text:style-name="P416">aldist.pelago NA en 2017 <text:span text:style-name="T278">(corregido)</text:span></text:p>
      <text:p text:style-name="P417">Ojo que las alk del 2019 son las mismas que del 2018 <text:span text:style-name="T279">para el primer trimestre (error o posible error que viene de los archivos)</text:span></text:p>
      <text:p text:style-name="P418">initfiles copiados tal cual <text:span text:style-name="T282">recordar cambiar anch.rec poniendo 1 año más de reclutamiento 2019 2,3 y 4</text:span></text:p>
      <text:p text:style-name="P418">area, <text:span text:style-name="T281">main</text:span> y time arreglados manualmente</text:p>
      <text:p text:style-name="P419">no olvidar cambiar params.in <text:span text:style-name="T283">rec19 P319 P419 y P218 </text:span>y el archivo del reclutamiento </text:p>
      <text:p text:style-name="P424"><text:span text:style-name="T193">Como ya he cambiado varias cosas manualmente en Anchovy2020 pero veo que no hay capturas del 2020 corro otra vez </text:span><text:span text:style-name="T94">setupanchovy_fromcesga_mejorado_2020_conpelago.r </text:span><text:span text:style-name="T95">que ya genera las capturas el error era que estaba llamando </text:span><text:bookmark text:name="rstudio_console_output3"/><text:span text:style-name="T284">catches20201alton[1, 1] </text:span><text:span text:style-name="T285">y ahora es sólo un número sacado de un correo de Susana pero lo pongo en Anchovy2020_2 para robarme sólo el archivo de capturas, </text:span><text:span text:style-name="T286">la nueva carpeta es Anchovy2020_2 pero sólo es para robarme las capturas </text:span><text:span text:style-name="T287">(que además no están bien todavía, es sólo para hacer la prueba</text:span><text:span text:style-name="T288">) me las he robado manualmente pero el <text:s/></text:span><text:span text:style-name="T291">setupanchovy_fromcesga_mejorado_2020_conpelago.r</text:span><text:span text:style-name="T289"> </text:span><text:span text:style-name="T290">es el más completo a la fecha</text:span></text:p>
      <text:p text:style-name="P420"><text:span text:style-name="T56">Copio anchovy2020 con los cambios que hice manualmente </text:span><text:span text:style-name="T88">en assessment2020 en el cesga</text:span></text:p>
      <text:p text:style-name="P425">[csmdpmrh@fs6802 Anchovy2020]$ sbatch --time=8:00:00 -p shared --qos=shared trabajo.sh</text:p>
      <text:p text:style-name="P425">Submitted batch job 3987928</text:p>
      <text:p text:style-name="P425"/>
      <text:p text:style-name="P426">Voy a intentar hacerlo por el TAF: </text:p>
      <text:p text:style-name="P421"><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6">en el repositorio git local </text:p>
      <text:p text:style-name="P427">/home/marga/GADGET/Realgadgetgit/gadgetanchovy/Assessment2020_prueba1</text:p>
      <text:p text:style-name="P423">Voy a /home/marga/Documents/ICES grupos/TAF</text:p>
      <text:p text:style-name="P423"/>
      <text:p text:style-name="P422"/>
      <text:p text:style-name="P564">Copiar localmente el repositorio: <text:span text:style-name="T250">Ahora se llama: </text:span><text:span text:style-name="T91">2020_ane.27.9a_assessment_prueba1</text:span></text:p>
      <text:p text:style-name="P564">sin el .git y sin el Rproject, borrar las carpetas bootstrap/data <text:s/><text:span text:style-name="T247">library SOFTWARE.bib and software, modificar las entradas, borrar también el folder report </text:span></text:p>
      <text:p text:style-name="P566">(aquí lo mismo pero en inglés por si acaso entiendo más en inglés que en español el día que relea:</text:p>
      <text:p text:style-name="P564">I deleted everything in the bootstrap folder except the initial folder and DATA.bib where I put the right path to the new sources<text:span text:style-name="T250">)</text:span></text:p>
      <text:p text:style-name="P564"/>
      <text:p text:style-name="P438">Cambio en /home/marga/Documents/ICES grupos/TAF/2020_ane.27.9a_assessment_<text:span text:style-name="T25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6"/>
      <text:p text:style-name="P448">No es necesario crear un documento vacío que se llame param.in (no sé por qué tengo eso en las notas)</text:p>
      <text:p text:style-name="P455">cambiar el folder con setwd("~/Documents/ICES grupos/TAF/2020_ane.27.9a_assessment_prueba1")</text:p>
      <text:p text:style-name="P515">...run TAFbootstrap() and bootstrap/data folder was created with the right files, then I copy the original SOFTWARE.bib into bootstrap folder and again run  TAFbootstrap() it creates the "software" and "library" folders </text:p>
      <text:p text:style-name="P515"/>
      <text:p text:style-name="P519">Cosas a cambiar en el .Rnw</text:p>
      <text:p text:style-name="P520">Ahora voy a report.r</text:p>
      <text:p text:style-name="P541"><text:span text:style-name="T292">y corro el código, error: </text:span><text:bookmark text:name="rstudio_console_output4"/><text:span text:style-name="T284">Error: <text:s/>chunk 1 </text:span></text:p>
      <text:p text:style-name="P635"><text:soft-page-break/>Error : Column `newyear` must be length 126 (the number of rows) or one, not 122</text:p>
      <text:p text:style-name="P635">In addition: There were 50 or more warnings (use warnings() to see the first 50)</text:p>
      <text:p text:style-name="P521">en newyear he cambiado </text:p>
      <text:p text:style-name="P521">newyear=c(1988,1988,rep(1989:2018,each=4))</text:p>
      <text:p text:style-name="P456"><text:span text:style-name="T56">newyear=c(1988,1988,rep(1989:(last(fit$stock.prey$year)-1),each=4)) </text:span><text:span text:style-name="T89">está definido dos veces así que lo he cambiado dos veces</text:span></text:p>
      <text:p text:style-name="P522">es necesario revisar y actualizar los datos que calculan fvSUMARYplots que es el archivo que le suelo mandar a Ruth</text:p>
      <text:p text:style-name="P523">Recordar despertar</text:p>
      <text:p text:style-name="P457"><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42"><text:span text:style-name="T293">s</text:span><text:span text:style-name="T294">i da eror </text:span><text:bookmark text:name="rstudio_console_output5"/><text:span text:style-name="T284">rror in rename(., name = Component) : unused argument (name = Component)</text:span></text:p>
      <text:p text:style-name="P524">slir y correr de nuevo</text:p>
      <text:p text:style-name="P525">Ya funciona ahora hacemos el update</text:p>
      <text:p text:style-name="P526">Agregar</text:p>
      <text:p text:style-name="P526">matageyeardf&lt;- add_row(matageyeardf,year=2020,age=c(0,1,2,3),propmat=1)</text:p>
      <text:p text:style-name="P527">ylimrecruitment&lt;-max(rec_order.by.year$recruitment[rec_order.by.year$year&lt;2019] /1e+06)</text:p>
      <text:p text:style-name="P527">recSSB&lt;-merge(SSBbyyear,rec_order.by.year,by="year")%&gt;%mutate(rect=c(recruitment[2:length(recruitment)],0))%&gt;%filter(year&lt;2020)</text:p>
      <text:p text:style-name="P458">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5">20</text:span>&lt;-fit$res.by.year$total.biomass[fit$res.by.year$year==20<text:span text:style-name="T295">20</text:span>] <text:span text:style-name="T296">ya no es así en los dos años anteriores ya ahora se saca de la SSB by year</text:span></text:p>
      <text:p text:style-name="P395">B2019&lt;-SSBbyyear$SSByearly[SSBbyyear$year==2019]</text:p>
      <text:p text:style-name="P367">Actualizar RatioB20<text:span text:style-name="T295">20</text:span> <text:s/><text:span text:style-name="T232">y Latestadvice&lt;-6290</text:span></text:p>
      <text:p text:style-name="P367"/>
      <text:p text:style-name="P367">y cambiarlo en la línea Advice&lt;-</text:p>
      <text:p text:style-name="P367"><text:span text:style-name="T233">#</text:span>Advice&lt;-RatioB*landsydisc2018</text:p>
      <text:p text:style-name="P371">Advice&lt;-RatioB20<text:span text:style-name="T297">20</text:span>*Latestadvice</text:p>
      <text:p text:style-name="P375">cambiar</text:p>
      <text:p text:style-name="P375">ylimrecruitment&lt;-max(rec_order.by.year$recruitment[rec_order.by.year$year&lt;2018] /1e+06)</text:p>
      <text:p text:style-name="P377">Cambiar 2018 por 2019 en ICESplots <text:span text:style-name="T23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299">9</text:span> por 20<text:span text:style-name="T299">20</text:span> en recSSB</text:p>
      <text:p text:style-name="P381">recSSB&lt;-merge(SSBbyyear,rec_order.by.year,by="year")%&gt;%mutate(rect=c(recruitment[2:length(recruitment)],0))%&gt;%filter(year&lt;201<text:span text:style-name="T299">9</text:span>)</text:p>
      <text:p text:style-name="P381"/>
      <text:p text:style-name="P401">Hay un patrón retrospectivo y quiero ver qué tanto ha influido el error de la ecocadiz, <text:span text:style-name="T29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28">Ojo en el TAF </text:p>
      <text:p text:style-name="P528">2020_ane.27.9a_assessment_prueba tiene el Rnw de 2019</text:p>
      <text:p text:style-name="P528">y 2020_ane.27.9a_assessment_prueba1 tiene el Rnw de 2020</text:p>
      <text:p text:style-name="P528"/>
      <text:p text:style-name="P530"/>
      <text:p text:style-name="P529"/>
      <text:p text:style-name="P531">Error en 2019 el taleda incluye descartes y no debería (parece que pasa lo mismo en el 2016) hay que revisar desde el 2014 que se incluyeron discards</text:p>
      <text:p text:style-name="P531">2014 mal </text:p>
      <text:p text:style-name="P531">2015 mal</text:p>
      <text:p text:style-name="P531">2016 mal</text:p>
      <text:p text:style-name="P531">2017 landings bien</text:p>
      <text:p text:style-name="P531">2018 landings</text:p>
      <text:p text:style-name="P531">2019 mal</text:p>
      <text:p text:style-name="P531">Resulta que las capturasdel año en curso son solo landings y entonces se calcula el porcentaje de junio rrspecto a enero-mayo usando landings</text:p>
      <text:p text:style-name="P531"/>
      <text:p text:style-name="P531">voy a cambiar 2017 y 2018 para que quede todo con discards es decir que quede todo mal, <text:span text:style-name="T301">hecho...ahora todo son discards y landings, los archivos viejos de 2017 y 2018 se llaman igual pero al final dice solo_landings</text:span></text:p>
      <text:p text:style-name="P533">Tengo que generar un nuevo archivo y aprovecho para meter las landings de españa 2020 bien</text:p>
      <text:p text:style-name="P533"/>
      <text:p text:style-name="P468">corro <text:s/>setupanchovy_fromcesga_mejorado_2020_conpelago_ycatches2020.r</text:p>
      <text:p text:style-name="P459">que tiene datos de capturas 2020 <text:span text:style-name="T301">y corregidos los ALK de 2017 y 2018 para que incluyan discards</text:span></text:p>
      <text:p text:style-name="P460">El nuevo folder de datos de base se llama <text:span text:style-name="T92">anchovy2020_3 </text:span><text:span text:style-name="T93">(definitivo)</text:span></text:p>
      <text:p text:style-name="P462"><text:span text:style-name="T300">buscar </text:span>catches20202altonpre</text:p>
      <text:p text:style-name="P463">Asumo que discards de 2020 del primer y segundo trimestre son 0 y lo que tengo de landings del 2020 se convierte en catches del 2020 y así puedo pasar a número multiplicando por catches 2019/biomasa 2019</text:p>
      <text:p text:style-name="P46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0"/>
      <text:p text:style-name="P464">Con el meld comparo con anchovy2020 en el cesga <text:span text:style-name="T302">y lo dejo listo a nivel local, lo copio al cesga</text:span></text:p>
      <text:p text:style-name="P465">[csmdpmrh@fs6803 assessment2020]$ cd Anchovy2020_3</text:p>
      <text:p text:style-name="P465">[csmdpmrh@fs6803 Anchovy2020_3]$ sbatch --time=8:00:00 -p shared --qos=shared trabajo.sh</text:p>
      <text:p text:style-name="P465">Submitted batch job 4010056</text:p>
      <text:p text:style-name="P466">en el TAF he copiado el que termina en prueba1 y lo he renombrado, termina en <text:soft-page-break/>allinalmosthere</text:p>
      <text:p text:style-name="P466"/>
      <text:p text:style-name="P467">he despertado las writesheet to file que antes iban a un directorio local, <text:s/><text:span text:style-name="T303">no funcionan porque necesita los taledas que son internal</text:span></text:p>
      <text:p text:style-name="P461"/>
      <text:p text:style-name="P461"/>
      <text:p text:style-name="P471">Retrospective pattern</text:p>
      <text:p text:style-name="P471">el del 2018 está en /home/marga/Back up de MIPC/Documentos/TEXdocuments/Benchmark/Assessment2018/Anchovy2017_benchmark_allnumbers_59_2018_2_fv_june25_output_corrected</text:p>
      <text:p text:style-name="P471"/>
      <text:p text:style-name="P471"/>
      <text:p text:style-name="P532">2014 mal </text:p>
      <text:p text:style-name="P532">2015 mal</text:p>
      <text:p text:style-name="P532">2016 mal</text:p>
      <text:p text:style-name="P532">2017 landings bien</text:p>
      <text:p text:style-name="P532">2018 landings</text:p>
      <text:p text:style-name="P532">2019 mal</text:p>
      <text:p text:style-name="P532"/>
      <text:p text:style-name="P532"/>
      <text:p text:style-name="P472">Uno con los datos de 2020 pero con 2017 y 2018 como estaban antes</text:p>
      <text:p text:style-name="P472">El del 2019 añadiendo discards</text:p>
      <text:p text:style-name="P472"/>
      <text:p text:style-name="P473">[csmdpmrh@fs6804 Anchovy2020_4expsindiscards]$ sbatch --time=8:00:00 -p shared --qos=shared trabajo.sh</text:p>
      <text:p text:style-name="P473">Submitted batch job 4031176</text:p>
      <text:p text:style-name="P473"/>
      <text:p text:style-name="P473">[csmdpmrh@fs6804 Anchovy2019_completo_ecocadiz2018_estesi_junio30_prueba2020_conecocadizcorregida_condiscards]$ sbatch --time=8:00:00 -p shared --qos=shared trabajo.sh</text:p>
      <text:p text:style-name="P473">Submitted batch job 4031178</text:p>
      <text:p text:style-name="P473"/>
      <text:p text:style-name="P474">En las comparaciones el reclutamiento está bien</text:p>
      <text:p text:style-name="P475">newF la F anual es la media de las mortalidades de las edades 3 de cada año</text:p>
      <text:p text:style-name="P475"/>
      <text:p text:style-name="P476">Hay un reclutamiento gigante en el 2012 no consistente con el run del año pasado</text:p>
      <text:p text:style-name="P476">Buscando de donde viene <text:span text:style-name="T304">desde el assessment del 2020</text:span></text:p>
      <text:p text:style-name="P476">No pelago2020</text:p>
      <text:p text:style-name="P476">[csmdpmrh@fs6804 Anchovy2020_3_nopelago]$ sbatch --time=8:00:00 -p shared --qos=shared trabajo.sh</text:p>
      <text:p text:style-name="P476">Submitted batch job 4034367</text:p>
      <text:p text:style-name="P477">No ecocadiz 2019</text:p>
      <text:p text:style-name="P477">[csmdpmrh@fs6804 Anchovy2020_3_noecocadiz]$ sbatch --time=8:00:00 -p shared --qos=shared trabajo.sh</text:p>
      <text:p text:style-name="P477">Submitted batch job 4034430</text:p>
      <text:p text:style-name="P478">No catches 2019 3 2019 4 2020 1 2020 2no ldist catches 2019 no alk catches 2019</text:p>
      <text:p text:style-name="P478">[csmdpmrh@fs6804 Anchovy2020_3_nocatches]$ sbatch --time=8:00:00 -p shared --qos=shared trabajo.sh</text:p>
      <text:p text:style-name="P478">Submitted batch job 4034446</text:p>
      <text:p text:style-name="P478"/>
      <text:p text:style-name="P478">Ahora desde el 2019 (corregida ldist ecocadiz<text:span text:style-name="T305">)</text:span></text:p>
      <text:p text:style-name="P479">Veo que hay una diferencia gorda en el archivo area, debería estar hasta el 2020 <text:span text:style-name="T306">en el de </text:span><text:soft-page-break/><text:span text:style-name="T306">ayer sin discards (no es que no estaba mirando bien)</text:span></text:p>
      <text:p text:style-name="P479"/>
      <text:p text:style-name="P480">el del 2019 con ecocadiz corrected (que no tiene problemas con ese reclutamiento y le he agregado la pelago y el reclutamiento.</text:p>
      <text:p text:style-name="P480"/>
      <text:p text:style-name="P480">[csmdpmrh@fs6804 2019conecocor_maspelago2020]$ sbatch --time=8:00:00 -p shared --qos=shared trabajo.sh</text:p>
      <text:p text:style-name="P480">Submitted batch job 4034716</text:p>
      <text:p text:style-name="P480"/>
      <text:p text:style-name="P481">[csmdpmrh@fs6804 2019conecocor_mascatches]$ sbatch --time=8:00:00 -p shared --qos=shared trabajo.sh</text:p>
      <text:p text:style-name="P481">Submitted batch job 4034814</text:p>
      <text:p text:style-name="P481"/>
      <text:p text:style-name="P482">[csmdpmrh@fs6804 2019conecocor_mascatches_maseco2020]$ sbatch --time=8:00:00 -p shared --qos=shared trabajo.sh</text:p>
      <text:p text:style-name="P482">Submitted batch job 4034866</text:p>
      <text:p text:style-name="P482"/>
      <text:p text:style-name="P483">anchovy2020_4 cambié el límite superior del reclutamiento del 2012 <text:span text:style-name="T307">usando</text:span> la de 2020 sin pelago</text:p>
      <text:p text:style-name="P483"/>
      <text:p text:style-name="P483"/>
      <text:p text:style-name="P483"/>
      <text:p text:style-name="P484">length distribution de la ecocadiz incluye la edad 0 </text:p>
      <text:p text:style-name="P485">he usado el archivo de Jorge DATOS_NOEDAD_=.csv que está en el folder DATOS/ECOCADIZ <text:span text:style-name="T307">y ahora se </text:span></text:p>
      <text:p text:style-name="P485"/>
      <text:p text:style-name="P487">Copia de anchovy 2020_3 cambio el seed a 10 y uso el archivo de Jorge ahora se llama anchovy2020_5</text:p>
      <text:p text:style-name="P487"/>
      <text:p text:style-name="P487"/>
      <text:p text:style-name="P489">Copio Anchovy2019_completo_ecocadiz2018_estesi_junio30_prueba2020_conecocadizcorregida_condiscards y ahora se llama 2019conecoldistsinedad0_2020 <text:span text:style-name="T308">le cambio el seed a 10 y le meto el ldist de ecocadiz de Jorge</text:span></text:p>
      <text:p text:style-name="P489"/>
      <text:p text:style-name="P490">Run con límite al reclutamiento sacado de noecocadiz</text:p>
      <text:p text:style-name="P490"/>
      <text:p text:style-name="P490"/>
      <text:p text:style-name="P534">Para sacar las tablas voy al folder TAF y las genero <text:span text:style-name="T309">en el Rnw </text:span>aquí: <text:span text:style-name="T157">2020_ane.27.9a_assessment_allin_ecoldistcorrected</text:span></text:p>
      <text:p text:style-name="P442"/>
      <text:p text:style-name="P535">Con el setup mejorado y catches<text:span text:style-name="T311">2020 y sumarryplots</text:span> en GADGET/Assessment/...pandemia genero un BIOMTOT<text:span text:style-name="T310">newyeardiscards</text:span>.Rdata <text:span text:style-name="T190">le pido a Ferni un fichero como este Landings and Discards_9aN and 9a S_2014 on_2019.xlsx que está en Taledas all fleets, </text:span><text:span text:style-name="T191">recordar cambiar la ruta para guardar BIOMTOTnewyeardiscards </text:span><text:span text:style-name="T315">ojo BIOMTOT incluye discards, después se las tengo que restar</text:span></text:p>
      <text:p text:style-name="P493"/>
      <text:p text:style-name="P493"/>
      <text:p text:style-name="P491">La versión de e<text:span text:style-name="T311">l</text:span> fichero <text:span text:style-name="T311">Rnw en el TAF</text:span>tiene esto despierto writeWorksheetToFile(paste(m,"_Summaryplots.xlsx",sep=""), sheet="Hoja1", data = fvSUMARYplots)</text:p>
      <text:p text:style-name="P492"><text:soft-page-break/>El código de las summaryplots después de correr el fichero del assessment:</text:p>
      <text:p text:style-name="P536">load("~/GADGET/Assessment/Assessment2020_pandemia/BIOMTOTnewyeardiscards.Rdata") <text:span text:style-name="T311">ojo </text:span></text:p>
      <text:p text:style-name="P536">SUMARYplotsnewFBio&lt;-inner_join(newF, BIOMTOTnewyear)%&gt;%filter(newyear&gt;1988)%&gt;%mutate(year=newyear)</text:p>
      <text:p text:style-name="P536"/>
      <text:p text:style-name="P536">SUMMARYplots2019&lt;-full_join(SUMARYplotsnewFBio,SSBbyyear)%&gt;%select(year,Fyear,SSByearly,catonsur)</text:p>
      <text:p text:style-name="P537">DISCARDS&lt;-DISCARDS%&gt;%filter(year&gt;2013)</text:p>
      <text:p text:style-name="P537">fvSUMARYplots&lt;-full_join(SUMMARYplots2019,DISCARDS)%&gt;% select(year, Fyear, SSByearly,catonsur,newyeardiscardsouth)</text:p>
      <text:p text:style-name="P537">writeWorksheetToFile(paste(m,"_Summaryplots.xlsx",sep=""), sheet="Hoja1", data = fvSUMARYplots)</text:p>
      <text:p text:style-name="P538">Se ha guaradado en el folder report <text:span text:style-name="T316">del assessment que termina en que es donde se puede correr el Rnw </text:span><text:span text:style-name="T159">2020_ane.27.9a_assessment_allin_ecoldistcorrected</text:span></text:p>
      <text:p text:style-name="P443"/>
      <text:p text:style-name="P537"/>
      <text:p text:style-name="P539">recordar que el assessment es <text:span text:style-name="T192">anchovy 2020_</text:span><text:span text:style-name="T167">5</text:span></text:p>
      <text:p text:style-name="P494"/>
      <text:p text:style-name="P495">En el TAF hay que darle al Sweave tres veces, ahí deja de sacar errores</text:p>
      <text:p text:style-name="P496">Para deshacerel último cambio git checkout – report</text:p>
      <text:p text:style-name="P496"/>
      <text:p text:style-name="P497">Reunión con Andrés sobre data input y output</text:p>
      <text:p text:style-name="P498">Sugerencia: Las del second quarter no pasarlas al primero</text:p>
      <text:p text:style-name="P540">2000 pelago ajuste LD no aparece <text:span text:style-name="T314">esto es un problema de l función gadget.fit</text:span></text:p>
      <text:p text:style-name="P499">Quitar el 2014 ALK de la pelago</text:p>
      <text:p text:style-name="P499">Residuos más separaditos</text:p>
      <text:p text:style-name="P499">bubble plots residuos surveys</text:p>
      <text:p text:style-name="P499">Cambiar los límites del eje y que empiece en 0</text:p>
      <text:p text:style-name="P500">Selectividades estimadas de cada periodo</text:p>
      <text:p text:style-name="P500">F multiplicada por la población <text:span text:style-name="T314">por quarters</text:span></text:p>
      <text:p text:style-name="P501">Caption figura 13 especificar que es B1 plus</text:p>
      <text:p text:style-name="P502">Predicted catches tabla</text:p>
      <text:p text:style-name="P502">weight at age</text:p>
      <text:p text:style-name="P502">proportion of </text:p>
      <text:p text:style-name="P502">Fitted selection pattern</text:p>
      <text:p text:style-name="P502">weigth de los likelihood components</text:p>
      <text:p text:style-name="P502">residuos en tabla </text:p>
      <text:p text:style-name="P502">reproducir las tablas <text:span text:style-name="T312">del documento que me manda Andrés y que guardo en el disco duro porque pesa mucho</text:span></text:p>
      <text:p text:style-name="P503">ver gráfica log residuals, residuals por quarter y year.</text:p>
      <text:p text:style-name="P505">Seeds uncertainty</text:p>
      <text:p text:style-name="P505">verificar con diferent seeds</text:p>
      <text:p text:style-name="P505">Selectividad por tallas de este assessment y del anterior</text:p>
      <text:p text:style-name="P504"><text:span text:style-name="T313">ICES plots para este año y el anterior together</text:span> </text:p>
      <text:p text:style-name="P504"/>
      <text:p text:style-name="P544">Anchovy 2021 (pandemia más pérdida de datos)</text:p>
      <text:p text:style-name="P633">home/marga/GADGET/GADGETGIT/gadgetanchovy/Anchovy2018_benchmark_allnumbers_56.zip</text:p>
      <text:p text:style-name="P545">Aquí hay una versión que puede ser cercana a la del benchmark, <text:span text:style-name="T317">ahora en el github Anchovy_2020_3_all copia de </text:span><text:span text:style-name="T319">home/marga/GADGET/</text:span><text:span text:style-name="T317">Assessment</text:span></text:p>
      <text:p text:style-name="P546">/home/marga/GADGET/Assessment/Assessment2020_pandemia/ <text:soft-page-break/>Anchovy_2020_3</text:p>
      <text:p text:style-name="P547">ver video Abril 14 de 2021 donde comparo la likelihood del 3 con la likelihood del 5 (el que se usó en el assessment) hay problemas en <text:span text:style-name="T322">ldist.ecocadiz.noage, los datos de surveys iguales.</text:span></text:p>
      <text:p text:style-name="P550">Abril 15/2021</text:p>
      <text:p text:style-name="P549">Las diferencias son porque no habíamos quitado la edad 0 de las ldist para la ecocadiz. Yorch me envía <text:span text:style-name="T323">en un correo </text:span>un <text:span text:style-name="T320">DATOS_NOEDAD_</text:span><text:span text:style-name="T321">0</text:span>.rar <text:span text:style-name="T323">donde tiene un archivo <text:s/></text:span><text:span text:style-name="T320">DATOS_NOEDAD_</text:span><text:span text:style-name="T321">0</text:span><text:span text:style-name="T320">.csv </text:span><text:span text:style-name="T321">y que es igual al que generamos en los videos para <text:s/></text:span><text:span text:style-name="T322">ldist.ecocadiz.noage</text:span></text:p>
      <text:p text:style-name="P548"/>
      <text:p text:style-name="P550">Esto que escribí antes:</text:p>
      <text:p text:style-name="P550"/>
      <text:list xml:id="list7728961122316946258" text:style-name="L5">
        <text:list-item>
          <text:p text:style-name="P645">corro <text:s/>setupanchovy_fromcesga_mejorado_2020_conpelago_ycatches2020.r <text:span text:style-name="T324">que tiene datos de capturas 2020 y corregidos los ALK de 2017 y 2018 para que incluyan discards</text:span></text:p>
          <text:p text:style-name="P646">El nuevo folder de datos de base se llama <text:span text:style-name="T92">anchovy2020_3 </text:span><text:span text:style-name="T93">(definitivo)</text:span></text:p>
        </text:list-item>
        <text:list-item>
          <text:p text:style-name="P647">“length distribution de la ecocadiz incluye la edad 0 </text:p>
        </text:list-item>
      </text:list>
      <text:p text:style-name="P486">he usado el archivo de Jorge DATOS_NOEDAD_=.csv que está en el folder DATOS/ECOCADIZ <text:span text:style-name="T307">y ahora se </text:span></text:p>
      <text:p text:style-name="P486"/>
      <text:list xml:id="list2588987187733853930" text:style-name="L6">
        <text:list-item>
          <text:p text:style-name="P648">Copia de anchovy 2020_3 cambio el seed a 10 y uso el archivo de Jorge ahora se llama anchovy2020_5”</text:p>
        </text:list-item>
      </text:list>
      <text:p text:style-name="P488"/>
      <text:p text:style-name="P506">Me hace pensar <text:span text:style-name="T325">que el 2020_3 que tengo es el mismo <text:s/>que el 2020_5 salvo por ese archivo </text:span></text:p>
      <text:p text:style-name="P507"><text:span text:style-name="T327">ldist.ecocadiz.noage </text:span><text:span text:style-name="T328">y el seed.</text:span></text:p>
      <text:p text:style-name="P508"><text:span text:style-name="T328">D</text:span><text:span text:style-name="T326">igo también: “</text:span><text:span text:style-name="T330">Run con límite al reclutamiento sacado de noecocadiz” </text:span>no sé que quería decir, no es un cambio en el params.in porque son iguales el del Anchovy_2020_3 y el del output del 2020_5 a lo mejor en el archivo del reclutamiento como tal,</text:p>
      <text:p text:style-name="P509">existe la posibilidad de que no haya quedado guardado en el params.in y que le haya puesto un límite usando los datos de params.final del run sin la ecocadiz2019, eso lo puedo ver con SS<text:span text:style-name="T331">$data que está en el output de ese run.</text:span> </text:p>
      <text:p text:style-name="P509"/>
      <text:p text:style-name="P510">Voy a hacer dos experimentos <text:span text:style-name="T332">mandar un gadget igual al 2020_3 cambiando el archivo <text:s/>length distribution de la ecocadiz y usando el optfile y el params.in de 2020_5 </text:span></text:p>
      <text:p text:style-name="P511">Y otro usando <text:span text:style-name="T333">el params.out de un run anterior, sin embargo en el github hay un Anchovy2020_5_limrec lo que me hace pensar que efectivamente no le puse límite al reclutamiento</text:span></text:p>
      <text:p text:style-name="P511"/>
      <text:p text:style-name="P553"><text:span text:style-name="T31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3">también tiene toda la configuración del modelo</text:span></text:p>
      <text:p text:style-name="P512"/>
      <text:p text:style-name="P653"/>
      <text:p text:style-name="P507"><text:span text:style-name="T329">Se puede recuperar todo el modelos a partir de los outputs salvo por las capturas</text:span><text:span text:style-name="T325"> </text:span></text:p>
      <text:p text:style-name="P507"/>
      <text:p text:style-name="P657">En el CESGA en una sesión compute a través del link que hay en herramientas/SSH en el portal de usuarios del CESGA instalo devtools y Rgadget y así puedo correr el trabajo.sh, de lo contrario me salía error.</text:p>
      <text:p text:style-name="P657">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55">Envío al CESGA <text:span text:style-name="T334">el modelo que está en Asessment2020_5_recovery que es</text:span> uno igual al <text:span text:style-name="T332">2020_3 cambiando el archivo <text:s/>length distribution de la ecocadiz y usando el optfile y el params.in de 2020_5</text:span></text:p>
      <text:p text:style-name="P656">invitamr@fs6802 gadgetanchovy-master]$ cd Asessment2020_5_recovery</text:p>
      <text:p text:style-name="P656">[invitamr@fs6802 Asessment2020_5_recovery]$ sbatch --time=8:00:00 -p shared --qo</text:p>
      <text:p text:style-name="P656">s=shared trabajo.sh</text:p>
      <text:p text:style-name="P656">Submitted batch job 5702156</text:p>
      <text:p text:style-name="P656"/>
      <text:p text:style-name="P657">Para sacar los resultados, creo un repositorio nuevo en el Github <text:span text:style-name="T335">y lo clono en el CESGA sin problema:</text:span></text:p>
      <text:p text:style-name="P658">git clone https://github.com/mmrinconh/recovery-results-2020.git</text:p>
      <text:p text:style-name="P658">[invitamr@fs6802 Gadget2021]$ cd re*</text:p>
      <text:p text:style-name="P658">[invitamr@fs6802 recovery-results-2020]$ git add .</text:p>
      <text:p text:style-name="P658">[invitamr@fs6802 recovery-results-2020]$ git config user.email "mmrinconh@hotmai</text:p>
      <text:p text:style-name="P658">l.com"</text:p>
      <text:p text:style-name="P658">[invitamr@fs6802 recovery-results-2020]$ git config user.name "mmrinconh"</text:p>
      <text:p text:style-name="P658">[invitamr@fs6802 recovery-results-2020]$ git commit -m "Resultados del run recov</text:p>
      <text:p text:style-name="P658">ery, configuraciónn guardada en gadgetanchovy/Asessment2020_5_recovery, estos res</text:p>
      <text:p text:style-name="P658">ultados permiten crear el report"</text:p>
      <text:p text:style-name="P658">[invitamr@fs6802 recovery-results-2020]$ git pu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4-17T15:38:50.084280115</dc:date>
    <meta:editing-duration>P50DT22H40M19S</meta:editing-duration>
    <meta:editing-cycles>346</meta:editing-cycles>
    <meta:generator>LibreOffice/5.1.6.2$Linux_X86_64 LibreOffice_project/10m0$Build-2</meta:generator>
    <meta:document-statistic meta:table-count="0" meta:image-count="1" meta:object-count="0" meta:page-count="38" meta:paragraph-count="1096" meta:word-count="11105" meta:character-count="83583" meta:non-whitespace-character-count="71865"/>
  </office:meta>
</office:document-meta>
</file>